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60"/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ce1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table table:name="vect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median95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  <table:table-cell table:style-name="ce1" office:value-type="string" calcext:value-type="string">
            <text:p>leptonic</text:p>
          </table:table-cell>
          <table:table-cell table:style-name="ce1" office:value-type="string" calcext:value-type="string">
            <text:p>theory</text:p>
          </table:table-cell>
          <table:table-cell/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phi&amp;Mchi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9398" calcext:value-type="float">
            <text:p>2.9398</text:p>
          </table:table-cell>
          <table:table-cell office:value-type="float" office:value="1.3936" calcext:value-type="float">
            <text:p>1.3936</text:p>
          </table:table-cell>
          <table:table-cell office:value-type="float" office:value="1.9231" calcext:value-type="float">
            <text:p>1.9231</text:p>
          </table:table-cell>
          <table:table-cell office:value-type="float" office:value="2.8203" calcext:value-type="float">
            <text:p>2.8203</text:p>
          </table:table-cell>
          <table:table-cell office:value-type="float" office:value="4.2705" calcext:value-type="float">
            <text:p>4.2705</text:p>
          </table:table-cell>
          <table:table-cell office:value-type="float" office:value="6.3056" calcext:value-type="float">
            <text:p>6.305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]&amp;[.B2]; [.O$2:.O$200]; 0)+1))" office:value-type="float" office:value="4.522" calcext:value-type="float">
            <text:p>4.52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  <table:table-cell table:formula="of:=[.L2]&amp;[.M2]" office:value-type="string" office:string-value="100001000" calcext:value-type="string">
            <text:p>1000010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.4384" calcext:value-type="float">
            <text:p>3.4384</text:p>
          </table:table-cell>
          <table:table-cell office:value-type="float" office:value="1.642" calcext:value-type="float">
            <text:p>1.642</text:p>
          </table:table-cell>
          <table:table-cell office:value-type="float" office:value="2.2561" calcext:value-type="float">
            <text:p>2.2561</text:p>
          </table:table-cell>
          <table:table-cell office:value-type="float" office:value="3.2969" calcext:value-type="float">
            <text:p>3.2969</text:p>
          </table:table-cell>
          <table:table-cell office:value-type="float" office:value="4.9658" calcext:value-type="float">
            <text:p>4.9658</text:p>
          </table:table-cell>
          <table:table-cell office:value-type="float" office:value="7.3177" calcext:value-type="float">
            <text:p>7.317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]&amp;[.B3]; [.O$2:.O$200]; 0)+1))" office:value-type="float" office:value="4.522" calcext:value-type="float">
            <text:p>4.52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L3]&amp;[.M3]" office:value-type="string" office:string-value="10000100" calcext:value-type="string">
            <text:p>10000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337" calcext:value-type="float">
            <text:p>2.0337</text:p>
          </table:table-cell>
          <table:table-cell office:value-type="float" office:value="0.9008" calcext:value-type="float">
            <text:p>0.9008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8672" calcext:value-type="float">
            <text:p>1.8672</text:p>
          </table:table-cell>
          <table:table-cell office:value-type="float" office:value="2.8422" calcext:value-type="float">
            <text:p>2.8422</text:p>
          </table:table-cell>
          <table:table-cell office:value-type="float" office:value="4.1825" calcext:value-type="float">
            <text:p>4.182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]&amp;[.B4]; [.O$2:.O$200]; 0)+1))" office:value-type="float" office:value="3.167" calcext:value-type="float">
            <text:p>3.17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L4]&amp;[.M4]" office:value-type="string" office:string-value="1000010" calcext:value-type="string">
            <text:p>100001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2323" calcext:value-type="float">
            <text:p>2.2323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4809" calcext:value-type="float">
            <text:p>1.4809</text:p>
          </table:table-cell>
          <table:table-cell office:value-type="float" office:value="2.1641" calcext:value-type="float">
            <text:p>2.1641</text:p>
          </table:table-cell>
          <table:table-cell office:value-type="float" office:value="3.2423" calcext:value-type="float">
            <text:p>3.2423</text:p>
          </table:table-cell>
          <table:table-cell office:value-type="float" office:value="4.7159" calcext:value-type="float">
            <text:p>4.715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]&amp;[.B5]; [.O$2:.O$200]; 0)+1))" office:value-type="float" office:value="3.167" calcext:value-type="float">
            <text:p>3.17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L5]&amp;[.M5]" office:value-type="string" office:string-value="10000150" calcext:value-type="string">
            <text:p>100001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18" calcext:value-type="float">
            <text:p>2.3418</text:p>
          </table:table-cell>
          <table:table-cell office:value-type="float" office:value="1.1478" calcext:value-type="float">
            <text:p>1.1478</text:p>
          </table:table-cell>
          <table:table-cell office:value-type="float" office:value="1.5771" calcext:value-type="float">
            <text:p>1.5771</text:p>
          </table:table-cell>
          <table:table-cell office:value-type="float" office:value="2.3047" calcext:value-type="float">
            <text:p>2.3047</text:p>
          </table:table-cell>
          <table:table-cell office:value-type="float" office:value="3.453" calcext:value-type="float">
            <text:p>3.453</text:p>
          </table:table-cell>
          <table:table-cell office:value-type="float" office:value="5.0223" calcext:value-type="float">
            <text:p>5.0223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]&amp;[.B6]; [.O$2:.O$200]; 0)+1))" office:value-type="float" office:value="3.162" calcext:value-type="float">
            <text:p>3.16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L6]&amp;[.M6]" office:value-type="string" office:string-value="100001" calcext:value-type="string">
            <text:p>10000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737" calcext:value-type="float">
            <text:p>2.07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1.3004" calcext:value-type="float">
            <text:p>1.3004</text:p>
          </table:table-cell>
          <table:table-cell office:value-type="float" office:value="1.9141" calcext:value-type="float">
            <text:p>1.9141</text:p>
          </table:table-cell>
          <table:table-cell office:value-type="float" office:value="2.8983" calcext:value-type="float">
            <text:p>2.8983</text:p>
          </table:table-cell>
          <table:table-cell office:value-type="float" office:value="4.2566" calcext:value-type="float">
            <text:p>4.256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]&amp;[.B7]; [.O$2:.O$200]; 0)+1))" office:value-type="float" office:value="3.076" calcext:value-type="float">
            <text:p>3.08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L7]&amp;[.M7]" office:value-type="string" office:string-value="10000500" calcext:value-type="string">
            <text:p>100005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5157" calcext:value-type="float">
            <text:p>2.5157</text:p>
          </table:table-cell>
          <table:table-cell office:value-type="float" office:value="1.1725" calcext:value-type="float">
            <text:p>1.1725</text:p>
          </table:table-cell>
          <table:table-cell office:value-type="float" office:value="1.6043" calcext:value-type="float">
            <text:p>1.6043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4998" calcext:value-type="float">
            <text:p>3.4998</text:p>
          </table:table-cell>
          <table:table-cell office:value-type="float" office:value="5.0904" calcext:value-type="float">
            <text:p>5.090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8]&amp;[.B8]; [.O$2:.O$200]; 0)+1))" office:value-type="float" office:value="3.076" calcext:value-type="float">
            <text:p>3.08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L8]&amp;[.M8]" office:value-type="string" office:string-value="1000050" calcext:value-type="string">
            <text:p>10000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54" calcext:value-type="float">
            <text:p>1.254</text:p>
          </table:table-cell>
          <table:table-cell office:value-type="float" office:value="0.581" calcext:value-type="float">
            <text:p>0.581</text:p>
          </table:table-cell>
          <table:table-cell office:value-type="float" office:value="0.8017" calcext:value-type="float">
            <text:p>0.8017</text:p>
          </table:table-cell>
          <table:table-cell office:value-type="float" office:value="1.1758" calcext:value-type="float">
            <text:p>1.1758</text:p>
          </table:table-cell>
          <table:table-cell office:value-type="float" office:value="1.771" calcext:value-type="float">
            <text:p>1.771</text:p>
          </table:table-cell>
          <table:table-cell office:value-type="float" office:value="2.5675" calcext:value-type="float">
            <text:p>2.567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9]&amp;[.B9]; [.O$2:.O$200]; 0)+1))" office:value-type="float" office:value="0.2437" calcext:value-type="float">
            <text:p>2.44E-00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L9]&amp;[.M9]" office:value-type="string" office:string-value="10001000" calcext:value-type="string">
            <text:p>100010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81" calcext:value-type="float">
            <text:p>0.81</text:p>
          </table:table-cell>
          <table:table-cell office:value-type="float" office:value="1.1836" calcext:value-type="float">
            <text:p>1.1836</text:p>
          </table:table-cell>
          <table:table-cell office:value-type="float" office:value="1.7545" calcext:value-type="float">
            <text:p>1.7545</text:p>
          </table:table-cell>
          <table:table-cell office:value-type="float" office:value="2.5255" calcext:value-type="float">
            <text:p>2.525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0]&amp;[.B10]; [.O$2:.O$200]; 0)+1))" office:value-type="float" office:value="0.5348" calcext:value-type="float">
            <text:p>5.35E-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L10]&amp;[.M10]" office:value-type="string" office:string-value="1000100" calcext:value-type="string">
            <text:p>10001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3945" calcext:value-type="float">
            <text:p>1.3945</text:p>
          </table:table-cell>
          <table:table-cell office:value-type="float" office:value="2.0894" calcext:value-type="float">
            <text:p>2.0894</text:p>
          </table:table-cell>
          <table:table-cell office:value-type="float" office:value="3.0389" calcext:value-type="float">
            <text:p>3.038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1]&amp;[.B11]; [.O$2:.O$200]; 0)+1))" office:value-type="float" office:value="0.5348" calcext:value-type="float">
            <text:p>5.35E-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L11]&amp;[.M11]" office:value-type="string" office:string-value="100010" calcext:value-type="string">
            <text:p>10001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912" calcext:value-type="float">
            <text:p>1.6912</text:p>
          </table:table-cell>
          <table:table-cell office:value-type="float" office:value="0.8609" calcext:value-type="float">
            <text:p>0.8609</text:p>
          </table:table-cell>
          <table:table-cell office:value-type="float" office:value="1.1879" calcext:value-type="float">
            <text:p>1.1879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638" calcext:value-type="float">
            <text:p>2.638</text:p>
          </table:table-cell>
          <table:table-cell office:value-type="float" office:value="3.8536" calcext:value-type="float">
            <text:p>3.853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2]&amp;[.B12]; [.O$2:.O$200]; 0)+1))" office:value-type="float" office:value="1.398" calcext:value-type="float">
            <text:p>1.40E+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L12]&amp;[.M12]" office:value-type="string" office:string-value="1000150" calcext:value-type="string">
            <text:p>100015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625" calcext:value-type="float">
            <text:p>1.7625</text:p>
          </table:table-cell>
          <table:table-cell office:value-type="float" office:value="0.8377" calcext:value-type="float">
            <text:p>0.8377</text:p>
          </table:table-cell>
          <table:table-cell office:value-type="float" office:value="1.156" calcext:value-type="float">
            <text:p>1.156</text:p>
          </table:table-cell>
          <table:table-cell office:value-type="float" office:value="1.6953" calcext:value-type="float">
            <text:p>1.6953</text:p>
          </table:table-cell>
          <table:table-cell office:value-type="float" office:value="2.5265" calcext:value-type="float">
            <text:p>2.5265</text:p>
          </table:table-cell>
          <table:table-cell office:value-type="float" office:value="3.6868" calcext:value-type="float">
            <text:p>3.686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3]&amp;[.B13]; [.O$2:.O$200]; 0)+1))" office:value-type="float" office:value="1.398" calcext:value-type="float">
            <text:p>1.40E+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L13]&amp;[.M13]" office:value-type="string" office:string-value="100050" calcext:value-type="string">
            <text:p>10005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6509" calcext:value-type="float">
            <text:p>1.6509</text:p>
          </table:table-cell>
          <table:table-cell office:value-type="float" office:value="0.7587" calcext:value-type="float">
            <text:p>0.7587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5234" calcext:value-type="float">
            <text:p>1.5234</text:p>
          </table:table-cell>
          <table:table-cell office:value-type="float" office:value="2.2825" calcext:value-type="float">
            <text:p>2.2825</text:p>
          </table:table-cell>
          <table:table-cell office:value-type="float" office:value="3.3015" calcext:value-type="float">
            <text:p>3.301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4]&amp;[.B14]; [.O$2:.O$200]; 0)+1))" office:value-type="float" office:value="1.395" calcext:value-type="float">
            <text:p>1.40E+0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L14]&amp;[.M14]" office:value-type="string" office:string-value="100100" calcext:value-type="string">
            <text:p>1001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284" calcext:value-type="float">
            <text:p>1.8284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1815" calcext:value-type="float">
            <text:p>1.1815</text:p>
          </table:table-cell>
          <table:table-cell office:value-type="float" office:value="1.7266" calcext:value-type="float">
            <text:p>1.7266</text:p>
          </table:table-cell>
          <table:table-cell office:value-type="float" office:value="2.5868" calcext:value-type="float">
            <text:p>2.5868</text:p>
          </table:table-cell>
          <table:table-cell office:value-type="float" office:value="3.7625" calcext:value-type="float">
            <text:p>3.762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5]&amp;[.B15]; [.O$2:.O$200]; 0)+1))" office:value-type="float" office:value="1.395" calcext:value-type="float">
            <text:p>1.40E+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L15]&amp;[.M15]" office:value-type="string" office:string-value="10010" calcext:value-type="string">
            <text:p>1001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037" calcext:value-type="float">
            <text:p>1.7037</text:p>
          </table:table-cell>
          <table:table-cell office:value-type="float" office:value="0.7979" calcext:value-type="float">
            <text:p>0.7979</text:p>
          </table:table-cell>
          <table:table-cell office:value-type="float" office:value="1.1106" calcext:value-type="float">
            <text:p>1.1106</text:p>
          </table:table-cell>
          <table:table-cell office:value-type="float" office:value="1.6406" calcext:value-type="float">
            <text:p>1.6406</text:p>
          </table:table-cell>
          <table:table-cell office:value-type="float" office:value="2.4842" calcext:value-type="float">
            <text:p>2.4842</text:p>
          </table:table-cell>
          <table:table-cell office:value-type="float" office:value="3.6681" calcext:value-type="float">
            <text:p>3.668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6]&amp;[.B16]; [.O$2:.O$200]; 0)+1))" office:value-type="float" office:value="1.363" calcext:value-type="float">
            <text:p>1.36E+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L16]&amp;[.M16]" office:value-type="string" office:string-value="1001" calcext:value-type="string">
            <text:p>100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7924" calcext:value-type="float">
            <text:p>1.7924</text:p>
          </table:table-cell>
          <table:table-cell office:value-type="float" office:value="0.83" calcext:value-type="float">
            <text:p>0.83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797" calcext:value-type="float">
            <text:p>1.6797</text:p>
          </table:table-cell>
          <table:table-cell office:value-type="float" office:value="2.5032" calcext:value-type="float">
            <text:p>2.5032</text:p>
          </table:table-cell>
          <table:table-cell office:value-type="float" office:value="3.6325" calcext:value-type="float">
            <text:p>3.632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7]&amp;[.B17]; [.O$2:.O$200]; 0)+1))" office:value-type="float" office:value="1.363" calcext:value-type="float">
            <text:p>1.36E+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L17]&amp;[.M17]" office:value-type="string" office:string-value="10100" calcext:value-type="string">
            <text:p>10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36" calcext:value-type="float">
            <text:p>1.4336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9894" calcext:value-type="float">
            <text:p>0.9894</text:p>
          </table:table-cell>
          <table:table-cell office:value-type="float" office:value="1.4648" calcext:value-type="float">
            <text:p>1.4648</text:p>
          </table:table-cell>
          <table:table-cell office:value-type="float" office:value="2.2064" calcext:value-type="float">
            <text:p>2.2064</text:p>
          </table:table-cell>
          <table:table-cell office:value-type="float" office:value="3.2338" calcext:value-type="float">
            <text:p>3.233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8]&amp;[.B18]; [.O$2:.O$200]; 0)+1))" office:value-type="float" office:value="1.148" calcext:value-type="float">
            <text:p>1.15E+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L18]&amp;[.M18]" office:value-type="string" office:string-value="101" calcext:value-type="string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6765" calcext:value-type="float">
            <text:p>1.6765</text:p>
          </table:table-cell>
          <table:table-cell office:value-type="float" office:value="0.7594" calcext:value-type="float">
            <text:p>0.7594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543" calcext:value-type="float">
            <text:p>1.543</text:p>
          </table:table-cell>
          <table:table-cell office:value-type="float" office:value="2.3118" calcext:value-type="float">
            <text:p>2.3118</text:p>
          </table:table-cell>
          <table:table-cell office:value-type="float" office:value="3.3624" calcext:value-type="float">
            <text:p>3.362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9]&amp;[.B19]; [.O$2:.O$200]; 0)+1))" office:value-type="float" office:value="1.148" calcext:value-type="float">
            <text:p>1.15E+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L19]&amp;[.M19]" office:value-type="string" office:string-value="10500" calcext:value-type="string">
            <text:p>10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135" calcext:value-type="float">
            <text:p>1.13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272" calcext:value-type="float">
            <text:p>0.7272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6121" calcext:value-type="float">
            <text:p>1.6121</text:p>
          </table:table-cell>
          <table:table-cell office:value-type="float" office:value="2.3628" calcext:value-type="float">
            <text:p>2.362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0]&amp;[.B20]; [.O$2:.O$200]; 0)+1))" office:value-type="float" office:value="0.3574" calcext:value-type="float">
            <text:p>3.57E-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L20]&amp;[.M20]" office:value-type="string" office:string-value="1050" calcext:value-type="string">
            <text:p>10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3273" calcext:value-type="float">
            <text:p>1.3273</text:p>
          </table:table-cell>
          <table:table-cell office:value-type="float" office:value="0.587" calcext:value-type="float">
            <text:p>0.587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29" calcext:value-type="float">
            <text:p>1.8229</text:p>
          </table:table-cell>
          <table:table-cell office:value-type="float" office:value="2.6673" calcext:value-type="float">
            <text:p>2.6673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1]&amp;[.B21]; [.O$2:.O$200]; 0)+1))" office:value-type="float" office:value="0.3574" calcext:value-type="float">
            <text:p>3.57E-0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L21]&amp;[.M21]" office:value-type="string" office:string-value="1510" calcext:value-type="string">
            <text:p>151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1909" calcext:value-type="float">
            <text:p>1.190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896" calcext:value-type="float">
            <text:p>0.7896</text:p>
          </table:table-cell>
          <table:table-cell office:value-type="float" office:value="1.1602" calcext:value-type="float">
            <text:p>1.1602</text:p>
          </table:table-cell>
          <table:table-cell office:value-type="float" office:value="1.7567" calcext:value-type="float">
            <text:p>1.7567</text:p>
          </table:table-cell>
          <table:table-cell office:value-type="float" office:value="2.5662" calcext:value-type="float">
            <text:p>2.566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2]&amp;[.B22]; [.O$2:.O$200]; 0)+1))" office:value-type="float" office:value="0.3596" calcext:value-type="float">
            <text:p>3.60E-0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L22]&amp;[.M22]" office:value-type="string" office:string-value="195100" calcext:value-type="string">
            <text:p>1951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774" calcext:value-type="float">
            <text:p>1.2774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8145" calcext:value-type="float">
            <text:p>0.8145</text:p>
          </table:table-cell>
          <table:table-cell office:value-type="float" office:value="1.2031" calcext:value-type="float">
            <text:p>1.2031</text:p>
          </table:table-cell>
          <table:table-cell office:value-type="float" office:value="1.8218" calcext:value-type="float">
            <text:p>1.8218</text:p>
          </table:table-cell>
          <table:table-cell office:value-type="float" office:value="2.6612" calcext:value-type="float">
            <text:p>2.661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3]&amp;[.B23]; [.O$2:.O$200]; 0)+1))" office:value-type="float" office:value="0.3596" calcext:value-type="float">
            <text:p>3.60E-00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L23]&amp;[.M23]" office:value-type="string" office:string-value="19951000" calcext:value-type="string">
            <text:p>1995100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2194" calcext:value-type="float">
            <text:p>1.2194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7436" calcext:value-type="float">
            <text:p>0.7436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6946" calcext:value-type="float">
            <text:p>1.6946</text:p>
          </table:table-cell>
          <table:table-cell office:value-type="float" office:value="2.4937" calcext:value-type="float">
            <text:p>2.493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4]&amp;[.B24]; [.O$2:.O$200]; 0)+1))" office:value-type="float" office:value="0.358" calcext:value-type="float">
            <text:p>3.58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L24]&amp;[.M24]" office:value-type="string" office:string-value="2000100" calcext:value-type="string">
            <text:p>20001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3063" calcext:value-type="float">
            <text:p>1.3063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8201" calcext:value-type="float">
            <text:p>0.8201</text:p>
          </table:table-cell>
          <table:table-cell office:value-type="float" office:value="1.207" calcext:value-type="float">
            <text:p>1.207</text:p>
          </table:table-cell>
          <table:table-cell office:value-type="float" office:value="1.8277" calcext:value-type="float">
            <text:p>1.8277</text:p>
          </table:table-cell>
          <table:table-cell office:value-type="float" office:value="2.6555" calcext:value-type="float">
            <text:p>2.655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5]&amp;[.B25]; [.O$2:.O$200]; 0)+1))" office:value-type="float" office:value="0.358" calcext:value-type="float">
            <text:p>3.58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L25]&amp;[.M25]" office:value-type="string" office:string-value="200010" calcext:value-type="string">
            <text:p>20001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4082" calcext:value-type="float">
            <text:p>1.4082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8411" calcext:value-type="float">
            <text:p>0.8411</text:p>
          </table:table-cell>
          <table:table-cell office:value-type="float" office:value="1.293" calcext:value-type="float">
            <text:p>1.293</text:p>
          </table:table-cell>
          <table:table-cell office:value-type="float" office:value="2.066" calcext:value-type="float">
            <text:p>2.066</text:p>
          </table:table-cell>
          <table:table-cell office:value-type="float" office:value="3.2175" calcext:value-type="float">
            <text:p>3.217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6]&amp;[.B26]; [.O$2:.O$200]; 0)+1))" office:value-type="float" office:value="0.3509" calcext:value-type="float">
            <text:p>3.51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L26]&amp;[.M26]" office:value-type="string" office:string-value="2000150" calcext:value-type="string">
            <text:p>200015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1711" calcext:value-type="float">
            <text:p>1.1711</text:p>
          </table:table-cell>
          <table:table-cell office:value-type="float" office:value="0.53" calcext:value-type="float">
            <text:p>0.53</text:p>
          </table:table-cell>
          <table:table-cell office:value-type="float" office:value="0.7356" calcext:value-type="float">
            <text:p>0.7356</text:p>
          </table:table-cell>
          <table:table-cell office:value-type="float" office:value="1.0898" calcext:value-type="float">
            <text:p>1.0898</text:p>
          </table:table-cell>
          <table:table-cell office:value-type="float" office:value="1.6416" calcext:value-type="float">
            <text:p>1.6416</text:p>
          </table:table-cell>
          <table:table-cell office:value-type="float" office:value="2.4059" calcext:value-type="float">
            <text:p>2.405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7]&amp;[.B27]; [.O$2:.O$200]; 0)+1))" office:value-type="float" office:value="0.3509" calcext:value-type="float">
            <text:p>3.51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L27]&amp;[.M27]" office:value-type="string" office:string-value="20001" calcext:value-type="string">
            <text:p>20001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952" calcext:value-type="float">
            <text:p>1.1952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7404" calcext:value-type="float">
            <text:p>0.7404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6621" calcext:value-type="float">
            <text:p>1.6621</text:p>
          </table:table-cell>
          <table:table-cell office:value-type="float" office:value="2.441" calcext:value-type="float">
            <text:p>2.44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8]&amp;[.B28]; [.O$2:.O$200]; 0)+1))" office:value-type="float" office:value="0.2968" calcext:value-type="float">
            <text:p>2.97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L28]&amp;[.M28]" office:value-type="string" office:string-value="2000500" calcext:value-type="string">
            <text:p>200050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7674" calcext:value-type="float">
            <text:p>1.7674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9]&amp;[.B29]; [.O$2:.O$200]; 0)+1))" office:value-type="float" office:value="0.004847" calcext:value-type="float">
            <text:p>4.85E-0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L29]&amp;[.M29]" office:value-type="string" office:string-value="200050" calcext:value-type="string">
            <text:p>20005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748" calcext:value-type="float">
            <text:p>0.748</text:p>
          </table:table-cell>
          <table:table-cell office:value-type="float" office:value="1.1685" calcext:value-type="float">
            <text:p>1.1685</text:p>
          </table:table-cell>
          <table:table-cell office:value-type="float" office:value="1.7648" calcext:value-type="float">
            <text:p>1.764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0]&amp;[.B30]; [.O$2:.O$200]; 0)+1))" office:value-type="float" office:value="0.004847" calcext:value-type="float">
            <text:p>4.85E-0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L30]&amp;[.M30]" office:value-type="string" office:string-value="20010" calcext:value-type="string">
            <text:p>2001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42" calcext:value-type="float">
            <text:p>0.84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941" calcext:value-type="float">
            <text:p>1.794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1]&amp;[.B31]; [.O$2:.O$200]; 0)+1))" office:value-type="float" office:value="0.01307" calcext:value-type="float">
            <text:p>1.31E-0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L31]&amp;[.M31]" office:value-type="string" office:string-value="2001" calcext:value-type="string">
            <text:p>2001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7768" calcext:value-type="float">
            <text:p>1.776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2]&amp;[.B32]; [.O$2:.O$200]; 0)+1))" office:value-type="float" office:value="0.01307" calcext:value-type="float">
            <text:p>1.31E-0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L32]&amp;[.M32]" office:value-type="string" office:string-value="20050" calcext:value-type="string">
            <text:p>2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7637" calcext:value-type="float">
            <text:p>0.7637</text:p>
          </table:table-cell>
          <table:table-cell office:value-type="float" office:value="1.199" calcext:value-type="float">
            <text:p>1.199</text:p>
          </table:table-cell>
          <table:table-cell office:value-type="float" office:value="1.8045" calcext:value-type="float">
            <text:p>1.804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3]&amp;[.B33]; [.O$2:.O$200]; 0)+1))" office:value-type="float" office:value="0.00006229" calcext:value-type="float">
            <text:p>6.23E-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L33]&amp;[.M33]" office:value-type="string" office:string-value="201" calcext:value-type="string">
            <text:p>2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4]&amp;[.B34]; [.O$2:.O$200]; 0)+1))" office:value-type="float" office:value="0.00006229" calcext:value-type="float">
            <text:p>6.23E-00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L34]&amp;[.M34]" office:value-type="string" office:string-value="295150" calcext:value-type="string">
            <text:p>2951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726" calcext:value-type="float">
            <text:p>1.672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5]&amp;[.B35]; [.O$2:.O$200]; 0)+1))" office:value-type="float" office:value="0.0000619" calcext:value-type="float">
            <text:p>6.19E-0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L35]&amp;[.M35]" office:value-type="string" office:string-value="300100" calcext:value-type="string">
            <text:p>3001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594" calcext:value-type="float">
            <text:p>1.759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6]&amp;[.B36]; [.O$2:.O$200]; 0)+1))" office:value-type="float" office:value="0.0000619" calcext:value-type="float">
            <text:p>6.19E-0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L36]&amp;[.M36]" office:value-type="string" office:string-value="30010" calcext:value-type="string">
            <text:p>3001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716" calcext:value-type="float">
            <text:p>0.9716</text:p>
          </table:table-cell>
          <table:table-cell office:value-type="float" office:value="1.6042" calcext:value-type="float">
            <text:p>1.604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7]&amp;[.B37]; [.O$2:.O$200]; 0)+1))" office:value-type="float" office:value="0.00006186" calcext:value-type="float">
            <text:p>6.19E-0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L37]&amp;[.M37]" office:value-type="string" office:string-value="3001" calcext:value-type="string">
            <text:p>30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7882" calcext:value-type="float">
            <text:p>1.788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8]&amp;[.B38]; [.O$2:.O$200]; 0)+1))" office:value-type="float" office:value="0.00006186" calcext:value-type="float">
            <text:p>6.19E-0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L38]&amp;[.M38]" office:value-type="string" office:string-value="30050" calcext:value-type="string">
            <text:p>3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48" calcext:value-type="float">
            <text:p>0.748</text:p>
          </table:table-cell>
          <table:table-cell office:value-type="float" office:value="1.1804" calcext:value-type="float">
            <text:p>1.1804</text:p>
          </table:table-cell>
          <table:table-cell office:value-type="float" office:value="1.8045" calcext:value-type="float">
            <text:p>1.804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9]&amp;[.B39]; [.O$2:.O$200]; 0)+1))" office:value-type="float" office:value="0.00006141" calcext:value-type="float">
            <text:p>6.14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L39]&amp;[.M39]" office:value-type="string" office:string-value="50001000" calcext:value-type="string">
            <text:p>500010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014" calcext:value-type="float">
            <text:p>1.014</text:p>
          </table:table-cell>
          <table:table-cell office:value-type="float" office:value="1.5501" calcext:value-type="float">
            <text:p>1.550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0]&amp;[.B40]; [.O$2:.O$200]; 0)+1))" office:value-type="float" office:value="0.00006176" calcext:value-type="float">
            <text:p>6.18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L40]&amp;[.M40]" office:value-type="string" office:string-value="500010" calcext:value-type="string">
            <text:p>50001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1647" calcext:value-type="float">
            <text:p>1.1647</text:p>
          </table:table-cell>
          <table:table-cell office:value-type="float" office:value="1.774" calcext:value-type="float">
            <text:p>1.77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1]&amp;[.B41]; [.O$2:.O$200]; 0)+1))" office:value-type="float" office:value="0.00006176" calcext:value-type="float">
            <text:p>6.18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L41]&amp;[.M41]" office:value-type="string" office:string-value="5000150" calcext:value-type="string">
            <text:p>50001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2]&amp;[.B42]; [.O$2:.O$200]; 0)+1))" office:value-type="float" office:value="0.00004019" calcext:value-type="float">
            <text:p>4.02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L42]&amp;[.M42]" office:value-type="string" office:string-value="50001" calcext:value-type="string">
            <text:p>5000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622" calcext:value-type="float">
            <text:p>1.0622</text:p>
          </table:table-cell>
          <table:table-cell office:value-type="float" office:value="1.6419" calcext:value-type="float">
            <text:p>1.641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3]&amp;[.B43]; [.O$2:.O$200]; 0)+1))" office:value-type="float" office:value="0.00004019" calcext:value-type="float">
            <text:p>4.02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L43]&amp;[.M43]" office:value-type="string" office:string-value="5000500" calcext:value-type="string">
            <text:p>50005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925" calcext:value-type="float">
            <text:p>0.925</text:p>
          </table:table-cell>
          <table:table-cell office:value-type="float" office:value="1.4827" calcext:value-type="float">
            <text:p>1.482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4]&amp;[.B44]; [.O$2:.O$200]; 0)+1))" office:value-type="float" office:value="0.00001772" calcext:value-type="float">
            <text:p>1.77E-00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L44]&amp;[.M44]" office:value-type="string" office:string-value="500050" calcext:value-type="string">
            <text:p>50005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525" calcext:value-type="float">
            <text:p>1.52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5]&amp;[.B45]; [.O$2:.O$200]; 0)+1))" office:value-type="float" office:value="0.00001772" calcext:value-type="float">
            <text:p>1.77E-0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L45]&amp;[.M45]" office:value-type="string" office:string-value="500100" calcext:value-type="string">
            <text:p>5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</text:p>
          </table:table-cell>
          <table:table-cell office:value-type="float" office:value="3.3866" calcext:value-type="float">
            <text:p>3.3866</text:p>
          </table:table-cell>
          <table:table-cell office:value-type="float" office:value="1.9071" calcext:value-type="float">
            <text:p>1.9071</text:p>
          </table:table-cell>
          <table:table-cell office:value-type="float" office:value="2.6239" calcext:value-type="float">
            <text:p>2.6239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054" calcext:value-type="float">
            <text:p>5.9054</text:p>
          </table:table-cell>
          <table:table-cell office:value-type="float" office:value="8.7978" calcext:value-type="float">
            <text:p>8.797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6]&amp;[.B46]; [.O$2:.O$200]; 0)+1))" office:value-type="float" office:value="10.7" calcext:value-type="float">
            <text:p>1.07E+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L46]&amp;[.M46]" office:value-type="string" office:string-value="50010" calcext:value-type="string">
            <text:p>5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</text:p>
          </table:table-cell>
          <table:table-cell office:value-type="float" office:value="4.9537" calcext:value-type="float">
            <text:p>4.9537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188" calcext:value-type="float">
            <text:p>3.218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3301" calcext:value-type="float">
            <text:p>7.3301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7]&amp;[.B47]; [.O$2:.O$200]; 0)+1))" office:value-type="float" office:value="10.7" calcext:value-type="float">
            <text:p>1.07E+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L47]&amp;[.M47]" office:value-type="string" office:string-value="500150" calcext:value-type="string">
            <text:p>5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</text:p>
          </table:table-cell>
          <table:table-cell office:value-type="float" office:value="3.4877" calcext:value-type="float">
            <text:p>3.4877</text:p>
          </table:table-cell>
          <table:table-cell office:value-type="float" office:value="1.8995" calcext:value-type="float">
            <text:p>1.8995</text:p>
          </table:table-cell>
          <table:table-cell office:value-type="float" office:value="2.6268" calcext:value-type="float">
            <text:p>2.6268</text:p>
          </table:table-cell>
          <table:table-cell office:value-type="float" office:value="3.8594" calcext:value-type="float">
            <text:p>3.8594</text:p>
          </table:table-cell>
          <table:table-cell office:value-type="float" office:value="5.9362" calcext:value-type="float">
            <text:p>5.9362</text:p>
          </table:table-cell>
          <table:table-cell office:value-type="float" office:value="8.9039" calcext:value-type="float">
            <text:p>8.903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8]&amp;[.B48]; [.O$2:.O$200]; 0)+1))" office:value-type="float" office:value="10.38" calcext:value-type="float">
            <text:p>1.04E+001</text:p>
          </table:table-cell>
          <table:table-cell table:style-name="ce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L48]&amp;[.M48]" office:value-type="string" office:string-value="5001" calcext:value-type="string">
            <text:p>5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</text:p>
          </table:table-cell>
          <table:table-cell office:value-type="float" office:value="5.2693" calcext:value-type="float">
            <text:p>5.2693</text:p>
          </table:table-cell>
          <table:table-cell office:value-type="float" office:value="2.4088" calcext:value-type="float">
            <text:p>2.4088</text:p>
          </table:table-cell>
          <table:table-cell office:value-type="float" office:value="3.3331" calcext:value-type="float">
            <text:p>3.3331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6185" calcext:value-type="float">
            <text:p>7.6185</text:p>
          </table:table-cell>
          <table:table-cell office:value-type="float" office:value="11.4855" calcext:value-type="float">
            <text:p>11.485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9]&amp;[.B49]; [.O$2:.O$200]; 0)+1))" office:value-type="float" office:value="10.38" calcext:value-type="float">
            <text:p>1.04E+00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L49]&amp;[.M49]" office:value-type="string" office:string-value="500500" calcext:value-type="string">
            <text:p>50050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63" calcext:value-type="float">
            <text:p>0.63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2852" calcext:value-type="float">
            <text:p>1.2852</text:p>
          </table:table-cell>
          <table:table-cell office:value-type="float" office:value="1.946" calcext:value-type="float">
            <text:p>1.946</text:p>
          </table:table-cell>
          <table:table-cell office:value-type="float" office:value="2.858" calcext:value-type="float">
            <text:p>2.85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0]&amp;[.B50]; [.O$2:.O$200]; 0)+1))" office:value-type="float" office:value="0.4932" calcext:value-type="float">
            <text:p>4.93E-0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L50]&amp;[.M50]" office:value-type="string" office:string-value="50050" calcext:value-type="string">
            <text:p>5005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</text:p>
          </table:table-cell>
          <table:table-cell office:value-type="float" office:value="1.7197" calcext:value-type="float">
            <text:p>1.7197</text:p>
          </table:table-cell>
          <table:table-cell office:value-type="float" office:value="0.7977" calcext:value-type="float">
            <text:p>0.7977</text:p>
          </table:table-cell>
          <table:table-cell office:value-type="float" office:value="1.096" calcext:value-type="float">
            <text:p>1.096</text:p>
          </table:table-cell>
          <table:table-cell office:value-type="float" office:value="1.6016" calcext:value-type="float">
            <text:p>1.6016</text:p>
          </table:table-cell>
          <table:table-cell office:value-type="float" office:value="2.4123" calcext:value-type="float">
            <text:p>2.4123</text:p>
          </table:table-cell>
          <table:table-cell office:value-type="float" office:value="3.4972" calcext:value-type="float">
            <text:p>3.497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1]&amp;[.B51]; [.O$2:.O$200]; 0)+1))" office:value-type="float" office:value="0.4932" calcext:value-type="float">
            <text:p>4.93E-0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L51]&amp;[.M51]" office:value-type="string" office:string-value="5010" calcext:value-type="string">
            <text:p>5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743" calcext:value-type="float">
            <text:p>1.2743</text:p>
          </table:table-cell>
          <table:table-cell office:value-type="float" office:value="1.9048" calcext:value-type="float">
            <text:p>1.904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2]&amp;[.B52]; [.O$2:.O$200]; 0)+1))" office:value-type="float" office:value="0.04991" calcext:value-type="float">
            <text:p>4.99E-0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L52]&amp;[.M52]" office:value-type="string" office:string-value="501" calcext:value-type="string">
            <text:p>5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3]&amp;[.B53]; [.O$2:.O$200]; 0)+1))" office:value-type="float" office:value="0.04926" calcext:value-type="float">
            <text:p>4.93E-0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L53]&amp;[.M53]" office:value-type="string" office:string-value="9550" calcext:value-type="string">
            <text:p>95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963" calcext:value-type="float">
            <text:p>0.963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4]&amp;[.B54]; [.O$2:.O$200]; 0)+1))" office:value-type="float" office:value="0.04926" calcext:value-type="float">
            <text:p>4.93E-002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L54]&amp;[.M54]" office:value-type="string" office:string-value="995500" calcext:value-type="string">
            <text:p>995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8708" calcext:value-type="float">
            <text:p>1.870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5]&amp;[.B55]; [.O$2:.O$200]; 0)+1))" office:value-type="float" office:value="0.04769" calcext:value-type="float">
            <text:p>4.77E-0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  <table:table-cell table:formula="of:=[.L55]&amp;[.M55]" office:value-type="string" office:string-value="100001000" calcext:value-type="string">
            <text:p>1000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2809" calcext:value-type="float">
            <text:p>1.2809</text:p>
          </table:table-cell>
          <table:table-cell office:value-type="float" office:value="1.908" calcext:value-type="float">
            <text:p>1.90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6]&amp;[.B56]; [.O$2:.O$200]; 0)+1))" office:value-type="float" office:value="0.04769" calcext:value-type="float">
            <text:p>4.77E-0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  <table:table-cell table:formula="of:=[.L56]&amp;[.M56]" office:value-type="string" office:string-value="10000100" calcext:value-type="string">
            <text:p>1000010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0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7]&amp;[.B57]; [.O$2:.O$200]; 0)+1))" office:value-type="float" office:value="0.0001993" calcext:value-type="float">
            <text:p>1.99E-0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  <table:table-cell table:formula="of:=[.L57]&amp;[.M57]" office:value-type="string" office:string-value="1000010" calcext:value-type="string">
            <text:p>1000010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100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8]&amp;[.B58]; [.O$2:.O$200]; 0)+1))" office:value-type="float" office:value="0.0001993" calcext:value-type="float">
            <text:p>1.99E-0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  <table:table-cell table:formula="of:=[.L58]&amp;[.M58]" office:value-type="string" office:string-value="10000150" calcext:value-type="string">
            <text:p>10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2985" calcext:value-type="float">
            <text:p>1.2985</text:p>
          </table:table-cell>
          <table:table-cell office:value-type="float" office:value="1.9409" calcext:value-type="float">
            <text:p>1.940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9]&amp;[.B59]; [.O$2:.O$200]; 0)+1))" office:value-type="float" office:value="0.04701" calcext:value-type="float">
            <text:p>4.70E-0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  <table:table-cell table:formula="of:=[.L59]&amp;[.M59]" office:value-type="string" office:string-value="100001" calcext:value-type="string">
            <text:p>10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8477" calcext:value-type="float">
            <text:p>0.8477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9622" calcext:value-type="float">
            <text:p>1.962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0]&amp;[.B60]; [.O$2:.O$200]; 0)+1))" office:value-type="float" office:value="0.04729" calcext:value-type="float">
            <text:p>4.73E-0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  <table:table-cell table:formula="of:=[.L60]&amp;[.M60]" office:value-type="string" office:string-value="10000500" calcext:value-type="string">
            <text:p>1000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967" calcext:value-type="float">
            <text:p>0.96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468" calcext:value-type="float">
            <text:p>1.3468</text:p>
          </table:table-cell>
          <table:table-cell office:value-type="float" office:value="2.0029" calcext:value-type="float">
            <text:p>2.002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1]&amp;[.B61]; [.O$2:.O$200]; 0)+1))" office:value-type="float" office:value="0.04729" calcext:value-type="float">
            <text:p>4.73E-0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  <table:table-cell table:formula="of:=[.L61]&amp;[.M61]" office:value-type="string" office:string-value="1000050" calcext:value-type="string">
            <text:p>10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6816" calcext:value-type="float">
            <text:p>0.6816</text:p>
          </table:table-cell>
          <table:table-cell office:value-type="float" office:value="1.0647" calcext:value-type="float">
            <text:p>1.0647</text:p>
          </table:table-cell>
          <table:table-cell office:value-type="float" office:value="1.6081" calcext:value-type="float">
            <text:p>1.608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2]&amp;[.B62]; [.O$2:.O$200]; 0)+1))" office:value-type="float" office:value="0.000003181" calcext:value-type="float">
            <text:p>3.18E-006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  <table:table-cell table:formula="of:=[.L62]&amp;[.M62]" office:value-type="string" office:string-value="10001000" calcext:value-type="string">
            <text:p>100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1.3006" calcext:value-type="float">
            <text:p>1.3006</text:p>
          </table:table-cell>
          <table:table-cell office:value-type="float" office:value="1.9694" calcext:value-type="float">
            <text:p>1.969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3]&amp;[.B63]; [.O$2:.O$200]; 0)+1))" office:value-type="float" office:value="0.000003181" calcext:value-type="float">
            <text:p>3.18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  <table:table-cell table:formula="of:=[.L63]&amp;[.M63]" office:value-type="string" office:string-value="1000100" calcext:value-type="string">
            <text:p>10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064" calcext:value-type="float">
            <text:p>1.1064</text:p>
          </table:table-cell>
          <table:table-cell office:value-type="float" office:value="1.6754" calcext:value-type="float">
            <text:p>1.6754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4]&amp;[.B64]; [.O$2:.O$200]; 0)+1))" office:value-type="float" office:value="0.00000323" calcext:value-type="float">
            <text:p>3.23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  <table:table-cell table:formula="of:=[.L64]&amp;[.M64]" office:value-type="string" office:string-value="100010" calcext:value-type="string">
            <text:p>10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737" calcext:value-type="float">
            <text:p>1.873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5]&amp;[.B65]; [.O$2:.O$200]; 0)+1))" office:value-type="float" office:value="0.00000323" calcext:value-type="float">
            <text:p>3.23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  <table:table-cell table:formula="of:=[.L65]&amp;[.M65]" office:value-type="string" office:string-value="1000150" calcext:value-type="string">
            <text:p>1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7363" calcext:value-type="float">
            <text:p>0.7363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7762" calcext:value-type="float">
            <text:p>1.776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6]&amp;[.B66]; [.O$2:.O$200]; 0)+1))" office:value-type="float" office:value="0.00000317" calcext:value-type="float">
            <text:p>3.17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  <table:table-cell table:formula="of:=[.L66]&amp;[.M66]" office:value-type="string" office:string-value="10001" calcext:value-type="string">
            <text:p>1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45" calcext:value-type="float">
            <text:p>1.245</text:p>
          </table:table-cell>
          <table:table-cell office:value-type="float" office:value="1.8919" calcext:value-type="float">
            <text:p>1.891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7]&amp;[.B67]; [.O$2:.O$200]; 0)+1))" office:value-type="float" office:value="0.00000317" calcext:value-type="float">
            <text:p>3.17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  <table:table-cell table:formula="of:=[.L67]&amp;[.M67]" office:value-type="string" office:string-value="100050" calcext:value-type="string">
            <text:p>1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939" calcext:value-type="float">
            <text:p>0.939</text:p>
          </table:table-cell>
          <table:table-cell office:value-type="float" office:value="1.4662" calcext:value-type="float">
            <text:p>1.466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8]&amp;[.B68]; [.O$2:.O$200]; 0)+1))" office:value-type="float" office:value="0.0000006432" calcext:value-type="float">
            <text:p>6.43E-0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  <table:table-cell table:formula="of:=[.L68]&amp;[.M68]" office:value-type="string" office:string-value="100100" calcext:value-type="string">
            <text:p>1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26" calcext:value-type="float">
            <text:p>0.26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772" calcext:value-type="float">
            <text:p>0.9772</text:p>
          </table:table-cell>
          <table:table-cell office:value-type="float" office:value="1.5259" calcext:value-type="float">
            <text:p>1.525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9]&amp;[.B69]; [.O$2:.O$200]; 0)+1))" office:value-type="float" office:value="0.0000006432" calcext:value-type="float">
            <text:p>6.43E-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table:formula="of:=[.L69]&amp;[.M69]" office:value-type="string" office:string-value="10010" calcext:value-type="string">
            <text:p>1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0953" calcext:value-type="float">
            <text:p>1.0953</text:p>
          </table:table-cell>
          <table:table-cell office:value-type="float" office:value="1.6542" calcext:value-type="float">
            <text:p>1.654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0]&amp;[.B70]; [.O$2:.O$200]; 0)+1))" office:value-type="float" office:value="0.000003048" calcext:value-type="float">
            <text:p>3.05E-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L70]&amp;[.M70]" office:value-type="string" office:string-value="1001" calcext:value-type="string">
            <text:p>1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71" calcext:value-type="float">
            <text:p>1.171</text:p>
          </table:table-cell>
          <table:table-cell office:value-type="float" office:value="1.7869" calcext:value-type="float">
            <text:p>1.786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1]&amp;[.B71]; [.O$2:.O$200]; 0)+1))" office:value-type="float" office:value="0.000003048" calcext:value-type="float">
            <text:p>3.05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  <table:table-cell table:formula="of:=[.L71]&amp;[.M71]" office:value-type="string" office:string-value="101000" calcext:value-type="string">
            <text:p>10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509" calcext:value-type="float">
            <text:p>0.9509</text:p>
          </table:table-cell>
          <table:table-cell office:value-type="float" office:value="1.4485" calcext:value-type="float">
            <text:p>1.448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2]&amp;[.B72]; [.O$2:.O$200]; 0)+1))" office:value-type="float" office:value="0.000003254" calcext:value-type="float">
            <text:p>3.25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  <table:table-cell table:formula="of:=[.L72]&amp;[.M72]" office:value-type="string" office:string-value="10100" calcext:value-type="string">
            <text:p>1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7852" calcext:value-type="float">
            <text:p>0.7852</text:p>
          </table:table-cell>
          <table:table-cell office:value-type="float" office:value="1.239" calcext:value-type="float">
            <text:p>1.239</text:p>
          </table:table-cell>
          <table:table-cell office:value-type="float" office:value="1.8761" calcext:value-type="float">
            <text:p>1.876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3]&amp;[.B73]; [.O$2:.O$200]; 0)+1))" office:value-type="float" office:value="0.000003254" calcext:value-type="float">
            <text:p>3.25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  <table:table-cell table:formula="of:=[.L73]&amp;[.M73]" office:value-type="string" office:string-value="101" calcext:value-type="string">
            <text:p>1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6523" calcext:value-type="float">
            <text:p>0.6523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6086" calcext:value-type="float">
            <text:p>1.608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4]&amp;[.B74]; [.O$2:.O$200]; 0)+1))" office:value-type="float" office:value="0.000001839" calcext:value-type="float">
            <text:p>1.84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  <table:table-cell table:formula="of:=[.L74]&amp;[.M74]" office:value-type="string" office:string-value="10500" calcext:value-type="string">
            <text:p>1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33" calcext:value-type="float">
            <text:p>1.033</text:p>
          </table:table-cell>
          <table:table-cell office:value-type="float" office:value="1.5796" calcext:value-type="float">
            <text:p>1.5796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5]&amp;[.B75]; [.O$2:.O$200]; 0)+1))" office:value-type="float" office:value="0.000001839" calcext:value-type="float">
            <text:p>1.84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  <table:table-cell table:formula="of:=[.L75]&amp;[.M75]" office:value-type="string" office:string-value="1050" calcext:value-type="string">
            <text:p>1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00</text:p>
          </table:table-cell>
          <table:table-cell office:value-type="float" office:value="2.1615" calcext:value-type="float">
            <text:p>2.1615</text:p>
          </table:table-cell>
          <table:table-cell office:value-type="float" office:value="0.923" calcext:value-type="float">
            <text:p>0.923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51" calcext:value-type="float">
            <text:p>2.851</text:p>
          </table:table-cell>
          <table:table-cell office:value-type="float" office:value="4.1871" calcext:value-type="float">
            <text:p>4.187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6]&amp;[.B76]; [.O$2:.O$200]; 0)+1))" office:value-type="float" office:value="1.361" calcext:value-type="float">
            <text:p>1.36E+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  <table:table-cell table:formula="of:=[.L76]&amp;[.M76]" office:value-type="string" office:string-value="1510" calcext:value-type="string">
            <text:p>15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00</text:p>
          </table:table-cell>
          <table:table-cell office:value-type="float" office:value="1.852" calcext:value-type="float">
            <text:p>1.852</text:p>
          </table:table-cell>
          <table:table-cell office:value-type="float" office:value="0.8918" calcext:value-type="float">
            <text:p>0.8918</text:p>
          </table:table-cell>
          <table:table-cell office:value-type="float" office:value="1.2305" calcext:value-type="float">
            <text:p>1.2305</text:p>
          </table:table-cell>
          <table:table-cell office:value-type="float" office:value="1.8047" calcext:value-type="float">
            <text:p>1.8047</text:p>
          </table:table-cell>
          <table:table-cell office:value-type="float" office:value="2.6895" calcext:value-type="float">
            <text:p>2.6895</text:p>
          </table:table-cell>
          <table:table-cell office:value-type="float" office:value="3.9028" calcext:value-type="float">
            <text:p>3.902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7]&amp;[.B77]; [.O$2:.O$200]; 0)+1))" office:value-type="float" office:value="1.361" calcext:value-type="float">
            <text:p>1.36E+0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  <table:table-cell table:formula="of:=[.L77]&amp;[.M77]" office:value-type="string" office:string-value="195100" calcext:value-type="string">
            <text:p>195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95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9645" calcext:value-type="float">
            <text:p>0.9645</text:p>
          </table:table-cell>
          <table:table-cell office:value-type="float" office:value="1.506" calcext:value-type="float">
            <text:p>1.50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8]&amp;[.B78]; [.O$2:.O$200]; 0)+1))" office:value-type="float" office:value="0.0005969" calcext:value-type="float">
            <text:p>5.97E-004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  <table:table-cell table:formula="of:=[.L78]&amp;[.M78]" office:value-type="string" office:string-value="19951000" calcext:value-type="string">
            <text:p>1995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995</text:p>
          </table:table-cell>
          <table:table-cell table:style-name="ce2" office:value-type="string" calcext:value-type="string">
            <text:p>1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465" calcext:value-type="float">
            <text:p>0.6465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6127" calcext:value-type="float">
            <text:p>1.612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9]&amp;[.B79]; [.O$2:.O$200]; 0)+1))" office:value-type="float" office:value="0.0005969" calcext:value-type="float">
            <text:p>5.97E-00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  <table:table-cell table:formula="of:=[.L79]&amp;[.M79]" office:value-type="string" office:string-value="2000100" calcext:value-type="string">
            <text:p>20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10</text:p>
          </table:table-cell>
          <table:table-cell office:value-type="float" office:value="2.3844" calcext:value-type="float">
            <text:p>2.3844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5291" calcext:value-type="float">
            <text:p>1.5291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537" calcext:value-type="float">
            <text:p>3.3537</text:p>
          </table:table-cell>
          <table:table-cell office:value-type="float" office:value="4.8887" calcext:value-type="float">
            <text:p>4.888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0]&amp;[.B80]; [.O$2:.O$200]; 0)+1))" office:value-type="float" office:value="3.162" calcext:value-type="float">
            <text:p>3.16E+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  <table:table-cell table:formula="of:=[.L80]&amp;[.M80]" office:value-type="string" office:string-value="200010" calcext:value-type="string">
            <text:p>20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1]&amp;[.B81]; [.O$2:.O$200]; 0)+1))" office:value-type="float" office:value="0.003835" calcext:value-type="float">
            <text:p>3.84E-0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  <table:table-cell table:formula="of:=[.L81]&amp;[.M81]" office:value-type="string" office:string-value="2000150" calcext:value-type="string">
            <text:p>20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82]&amp;[.B82]; [.O$2:.O$200]; 0)+1))" office:value-type="float" office:value="0.003835" calcext:value-type="float">
            <text:p>3.84E-0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formula="of:=[.L82]&amp;[.M82]" office:value-type="string" office:string-value="20001" calcext:value-type="string">
            <text:p>20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7207" calcext:value-type="float">
            <text:p>0.7207</text:p>
          </table:table-cell>
          <table:table-cell office:value-type="float" office:value="1.1516" calcext:value-type="float">
            <text:p>1.1516</text:p>
          </table:table-cell>
          <table:table-cell office:value-type="float" office:value="1.761" calcext:value-type="float">
            <text:p>1.76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3]&amp;[.B83]; [.O$2:.O$200]; 0)+1))" office:value-type="float" office:value="0.003862" calcext:value-type="float">
            <text:p>3.86E-0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  <table:table-cell table:formula="of:=[.L83]&amp;[.M83]" office:value-type="string" office:string-value="2000500" calcext:value-type="string">
            <text:p>2000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7891" calcext:value-type="float">
            <text:p>0.7891</text:p>
          </table:table-cell>
          <table:table-cell office:value-type="float" office:value="1.2325" calcext:value-type="float">
            <text:p>1.2325</text:p>
          </table:table-cell>
          <table:table-cell office:value-type="float" office:value="1.8616" calcext:value-type="float">
            <text:p>1.8616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84]&amp;[.B84]; [.O$2:.O$200]; 0)+1))" office:value-type="float" office:value="0.003862" calcext:value-type="float">
            <text:p>3.86E-0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  <table:table-cell table:formula="of:=[.L84]&amp;[.M84]" office:value-type="string" office:string-value="200050" calcext:value-type="string">
            <text:p>20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52" calcext:value-type="float">
            <text:p>0.452</text:p>
          </table:table-cell>
          <table:table-cell office:value-type="float" office:value="0.6895" calcext:value-type="float">
            <text:p>0.6895</text:p>
          </table:table-cell>
          <table:table-cell office:value-type="float" office:value="1.0824" calcext:value-type="float">
            <text:p>1.0824</text:p>
          </table:table-cell>
          <table:table-cell office:value-type="float" office:value="1.6449" calcext:value-type="float">
            <text:p>1.644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5]&amp;[.B85]; [.O$2:.O$200]; 0)+1))" office:value-type="float" office:value="0.003806" calcext:value-type="float">
            <text:p>3.81E-0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  <table:table-cell table:formula="of:=[.L85]&amp;[.M85]" office:value-type="string" office:string-value="20010" calcext:value-type="string">
            <text:p>200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00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7012" calcext:value-type="float">
            <text:p>0.7012</text:p>
          </table:table-cell>
          <table:table-cell office:value-type="float" office:value="1.112" calcext:value-type="float">
            <text:p>1.112</text:p>
          </table:table-cell>
          <table:table-cell office:value-type="float" office:value="1.6938" calcext:value-type="float">
            <text:p>1.693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86]&amp;[.B86]; [.O$2:.O$200]; 0)+1))" office:value-type="float" office:value="0.003806" calcext:value-type="float">
            <text:p>3.81E-0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  <table:table-cell table:formula="of:=[.L86]&amp;[.M86]" office:value-type="string" office:string-value="200150" calcext:value-type="string">
            <text:p>200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9955" calcext:value-type="float">
            <text:p>0.9955</text:p>
          </table:table-cell>
          <table:table-cell office:value-type="float" office:value="1.5218" calcext:value-type="float">
            <text:p>1.521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7]&amp;[.B87]; [.O$2:.O$200]; 0)+1))" office:value-type="float" office:value="0.003808" calcext:value-type="float">
            <text:p>3.81E-0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  <table:table-cell table:formula="of:=[.L87]&amp;[.M87]" office:value-type="string" office:string-value="2001" calcext:value-type="string">
            <text:p>20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50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6847" calcext:value-type="float">
            <text:p>1.684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88]&amp;[.B88]; [.O$2:.O$200]; 0)+1))" office:value-type="float" office:value="0.003808" calcext:value-type="float">
            <text:p>3.81E-0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  <table:table-cell table:formula="of:=[.L88]&amp;[.M88]" office:value-type="string" office:string-value="20050" calcext:value-type="string">
            <text:p>200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067" calcext:value-type="float">
            <text:p>0.806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7324" calcext:value-type="float">
            <text:p>0.7324</text:p>
          </table:table-cell>
          <table:table-cell office:value-type="float" office:value="1.1557" calcext:value-type="float">
            <text:p>1.1557</text:p>
          </table:table-cell>
          <table:table-cell office:value-type="float" office:value="1.7668" calcext:value-type="float">
            <text:p>1.766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9]&amp;[.B89]; [.O$2:.O$200]; 0)+1))" office:value-type="float" office:value="0.003925" calcext:value-type="float">
            <text:p>3.93E-0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  <table:table-cell table:formula="of:=[.L89]&amp;[.M89]" office:value-type="string" office:string-value="201" calcext:value-type="string">
            <text:p>2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7246" calcext:value-type="float">
            <text:p>0.7246</text:p>
          </table:table-cell>
          <table:table-cell office:value-type="float" office:value="1.1405" calcext:value-type="float">
            <text:p>1.1405</text:p>
          </table:table-cell>
          <table:table-cell office:value-type="float" office:value="1.7301" calcext:value-type="float">
            <text:p>1.730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90]&amp;[.B90]; [.O$2:.O$200]; 0)+1))" office:value-type="float" office:value="0.003925" calcext:value-type="float">
            <text:p>3.93E-003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  <table:table-cell table:formula="of:=[.L90]&amp;[.M90]" office:value-type="string" office:string-value="295150" calcext:value-type="string">
            <text:p>2951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334" calcext:value-type="float">
            <text:p>1.0334</text:p>
          </table:table-cell>
          <table:table-cell office:value-type="float" office:value="1.5704" calcext:value-type="float">
            <text:p>1.5704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91]&amp;[.B91]; [.O$2:.O$200]; 0)+1))" office:value-type="float" office:value="0.002667" calcext:value-type="float">
            <text:p>2.67E-0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  <table:table-cell table:formula="of:=[.L91]&amp;[.M91]" office:value-type="string" office:string-value="300100" calcext:value-type="string">
            <text:p>300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500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705" calcext:value-type="float">
            <text:p>1.0705</text:p>
          </table:table-cell>
          <table:table-cell office:value-type="float" office:value="1.6369" calcext:value-type="float">
            <text:p>1.636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92]&amp;[.B92]; [.O$2:.O$200]; 0)+1))" office:value-type="float" office:value="0.002667" calcext:value-type="float">
            <text:p>2.67E-0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  <table:table-cell table:formula="of:=[.L92]&amp;[.M92]" office:value-type="string" office:string-value="3001" calcext:value-type="string">
            <text:p>3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  <table:table-cell table:formula="of:=[.L93]&amp;[.M93]" office:value-type="string" office:string-value="30010" calcext:value-type="string">
            <text:p>3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  <table:table-cell table:formula="of:=[.L94]&amp;[.M94]" office:value-type="string" office:string-value="30050" calcext:value-type="string">
            <text:p>3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  <table:table-cell table:formula="of:=[.L95]&amp;[.M95]" office:value-type="string" office:string-value="50001000" calcext:value-type="string">
            <text:p>50001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  <table:table-cell table:formula="of:=[.L96]&amp;[.M96]" office:value-type="string" office:string-value="5000100" calcext:value-type="string">
            <text:p>50001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  <table:table-cell table:formula="of:=[.L97]&amp;[.M97]" office:value-type="string" office:string-value="500010" calcext:value-type="string">
            <text:p>50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  <table:table-cell table:formula="of:=[.L98]&amp;[.M98]" office:value-type="string" office:string-value="5000150" calcext:value-type="string">
            <text:p>50001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  <table:table-cell table:formula="of:=[.L99]&amp;[.M99]" office:value-type="string" office:string-value="50001" calcext:value-type="string">
            <text:p>50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  <table:table-cell table:formula="of:=[.L100]&amp;[.M100]" office:value-type="string" office:string-value="5000500" calcext:value-type="string">
            <text:p>50005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  <table:table-cell table:formula="of:=[.L101]&amp;[.M101]" office:value-type="string" office:string-value="500050" calcext:value-type="string">
            <text:p>50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  <table:table-cell table:formula="of:=[.L102]&amp;[.M102]" office:value-type="string" office:string-value="500100" calcext:value-type="string">
            <text:p>5001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  <table:table-cell table:formula="of:=[.L103]&amp;[.M103]" office:value-type="string" office:string-value="50010" calcext:value-type="string">
            <text:p>50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  <table:table-cell table:formula="of:=[.L104]&amp;[.M104]" office:value-type="string" office:string-value="500150" calcext:value-type="string">
            <text:p>5001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  <table:table-cell table:formula="of:=[.L105]&amp;[.M105]" office:value-type="string" office:string-value="5001" calcext:value-type="string">
            <text:p>50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  <table:table-cell table:formula="of:=[.L106]&amp;[.M106]" office:value-type="string" office:string-value="500500" calcext:value-type="string">
            <text:p>5005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  <table:table-cell table:formula="of:=[.L107]&amp;[.M107]" office:value-type="string" office:string-value="50050" calcext:value-type="string">
            <text:p>50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  <table:table-cell table:formula="of:=[.L108]&amp;[.M108]" office:value-type="string" office:string-value="5010" calcext:value-type="string">
            <text:p>501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  <table:table-cell table:formula="of:=[.L109]&amp;[.M109]" office:value-type="string" office:string-value="501" calcext:value-type="string">
            <text:p>5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  <table:table-cell table:formula="of:=[.L110]&amp;[.M110]" office:value-type="string" office:string-value="5050" calcext:value-type="string">
            <text:p>50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  <table:table-cell table:formula="of:=[.L111]&amp;[.M111]" office:value-type="string" office:string-value="9550" calcext:value-type="string">
            <text:p>955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  <table:table-cell table:formula="of:=[.L112]&amp;[.M112]" office:value-type="string" office:string-value="995500" calcext:value-type="string">
            <text:p>995500</text:p>
          </table:table-cell>
          <table:table-cell table:number-columns-repeated="5"/>
        </table:table-row>
      </table:table>
      <table:table table:name="axial" table:style-name="ta1">
        <table:table-column table:style-name="co3" table:number-columns-repeated="8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-2s</text:p>
          </table:table-cell>
          <table:table-cell table:style-name="ce1" office:value-type="string" calcext:value-type="string">
            <text:p>-1s</text:p>
          </table:table-cell>
          <table:table-cell table:style-name="ce1" office:value-type="string" calcext:value-type="string">
            <text:p>median95</text:p>
          </table:table-cell>
          <table:table-cell table:style-name="ce1" office:value-type="string" calcext:value-type="string">
            <text:p>+1s</text:p>
          </table:table-cell>
          <table:table-cell table:style-name="ce1" office:value-type="string" calcext:value-type="string">
            <text:p>+2s</text:p>
          </table:table-cell>
          <table:table-cell table:style-name="ce1" office:value-type="string" calcext:value-type="string">
            <text:p>leptonic</text:p>
          </table:table-cell>
          <table:table-cell table:style-name="ce1" office:value-type="string" calcext:value-type="string">
            <text:p>theory</text:p>
          </table:table-cell>
          <table:table-cell/>
          <table:table-cell table:style-name="ce1" office:value-type="string" calcext:value-type="string">
            <text:p>Mphi</text:p>
          </table:table-cell>
          <table:table-cell table:style-name="ce1" office:value-type="string" calcext:value-type="string">
            <text:p>Mchi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Mphi&amp;Mchi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3977" calcext:value-type="float">
            <text:p>2.3977</text:p>
          </table:table-cell>
          <table:table-cell office:value-type="float" office:value="1.2117" calcext:value-type="float">
            <text:p>1.2117</text:p>
          </table:table-cell>
          <table:table-cell office:value-type="float" office:value="1.6579" calcext:value-type="float">
            <text:p>1.6579</text:p>
          </table:table-cell>
          <table:table-cell office:value-type="float" office:value="2.4141" calcext:value-type="float">
            <text:p>2.4141</text:p>
          </table:table-cell>
          <table:table-cell office:value-type="float" office:value="3.6169" calcext:value-type="float">
            <text:p>3.6169</text:p>
          </table:table-cell>
          <table:table-cell office:value-type="float" office:value="5.2897" calcext:value-type="float">
            <text:p>5.289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]&amp;[.B2]; [.O$2:.O$200]; 0)+1))" office:value-type="float" office:value="1.874" calcext:value-type="float">
            <text:p>1.87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  <table:table-cell table:formula="of:=[.L2]&amp;[.M2]" office:value-type="string" office:string-value="100001000" calcext:value-type="string">
            <text:p>100001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.7037" calcext:value-type="float">
            <text:p>2.7037</text:p>
          </table:table-cell>
          <table:table-cell office:value-type="float" office:value="1.3424" calcext:value-type="float">
            <text:p>1.3424</text:p>
          </table:table-cell>
          <table:table-cell office:value-type="float" office:value="1.8445" calcext:value-type="float">
            <text:p>1.8445</text:p>
          </table:table-cell>
          <table:table-cell office:value-type="float" office:value="2.6953" calcext:value-type="float">
            <text:p>2.6953</text:p>
          </table:table-cell>
          <table:table-cell office:value-type="float" office:value="4.0383" calcext:value-type="float">
            <text:p>4.0383</text:p>
          </table:table-cell>
          <table:table-cell office:value-type="float" office:value="5.906" calcext:value-type="float">
            <text:p>5.906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]&amp;[.B3]; [.O$2:.O$200]; 0)+1))" office:value-type="float" office:value="1.874" calcext:value-type="float">
            <text:p>1.87E+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L3]&amp;[.M3]" office:value-type="string" office:string-value="10000100" calcext:value-type="string">
            <text:p>10000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Q3]-[.Q2])/2+[.Q2]"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0439" calcext:value-type="float">
            <text:p>3.0439</text:p>
          </table:table-cell>
          <table:table-cell office:value-type="float" office:value="1.5473" calcext:value-type="float">
            <text:p>1.5473</text:p>
          </table:table-cell>
          <table:table-cell office:value-type="float" office:value="2.1318" calcext:value-type="float">
            <text:p>2.1318</text:p>
          </table:table-cell>
          <table:table-cell office:value-type="float" office:value="3.1562" calcext:value-type="float">
            <text:p>3.1562</text:p>
          </table:table-cell>
          <table:table-cell office:value-type="float" office:value="4.8295" calcext:value-type="float">
            <text:p>4.8295</text:p>
          </table:table-cell>
          <table:table-cell office:value-type="float" office:value="7.2322" calcext:value-type="float">
            <text:p>7.232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]&amp;[.B4]; [.O$2:.O$200]; 0)+1))" office:value-type="float" office:value="15.65" calcext:value-type="float">
            <text:p>1.57E+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L4]&amp;[.M4]" office:value-type="string" office:string-value="1000010" calcext:value-type="string">
            <text:p>100001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([.Q4]-[.Q3])/2+[.Q3]"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.3013" calcext:value-type="float">
            <text:p>5.3013</text:p>
          </table:table-cell>
          <table:table-cell office:value-type="float" office:value="2.4282" calcext:value-type="float">
            <text:p>2.4282</text:p>
          </table:table-cell>
          <table:table-cell office:value-type="float" office:value="3.3455" calcext:value-type="float">
            <text:p>3.3455</text:p>
          </table:table-cell>
          <table:table-cell office:value-type="float" office:value="4.9531" calcext:value-type="float">
            <text:p>4.9531</text:p>
          </table:table-cell>
          <table:table-cell office:value-type="float" office:value="7.579" calcext:value-type="float">
            <text:p>7.579</text:p>
          </table:table-cell>
          <table:table-cell office:value-type="float" office:value="11.408" calcext:value-type="float">
            <text:p>11.40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]&amp;[.B5]; [.O$2:.O$200]; 0)+1))" office:value-type="float" office:value="15.65" calcext:value-type="float">
            <text:p>1.57E+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L5]&amp;[.M5]" office:value-type="string" office:string-value="10000150" calcext:value-type="string">
            <text:p>100001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Q5]-[.Q4])/2+[.Q4]"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1607" calcext:value-type="float">
            <text:p>4.1607</text:p>
          </table:table-cell>
          <table:table-cell office:value-type="float" office:value="1.7249" calcext:value-type="float">
            <text:p>1.7249</text:p>
          </table:table-cell>
          <table:table-cell office:value-type="float" office:value="2.4011" calcext:value-type="float">
            <text:p>2.4011</text:p>
          </table:table-cell>
          <table:table-cell office:value-type="float" office:value="3.5469" calcext:value-type="float">
            <text:p>3.5469</text:p>
          </table:table-cell>
          <table:table-cell office:value-type="float" office:value="5.4838" calcext:value-type="float">
            <text:p>5.4838</text:p>
          </table:table-cell>
          <table:table-cell office:value-type="float" office:value="8.2796" calcext:value-type="float">
            <text:p>8.279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]&amp;[.B6]; [.O$2:.O$200]; 0)+1))" office:value-type="float" office:value="14.94" calcext:value-type="float">
            <text:p>1.49E+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L6]&amp;[.M6]" office:value-type="string" office:string-value="100001" calcext:value-type="string">
            <text:p>100001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([.Q6]-[.Q5])/2+[.Q5]"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8244" calcext:value-type="float">
            <text:p>4.8244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2378" calcext:value-type="float">
            <text:p>3.2378</text:p>
          </table:table-cell>
          <table:table-cell office:value-type="float" office:value="4.7656" calcext:value-type="float">
            <text:p>4.7656</text:p>
          </table:table-cell>
          <table:table-cell office:value-type="float" office:value="7.2921" calcext:value-type="float">
            <text:p>7.2921</text:p>
          </table:table-cell>
          <table:table-cell office:value-type="float" office:value="10.9762" calcext:value-type="float">
            <text:p>10.976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]&amp;[.B7]; [.O$2:.O$200]; 0)+1))" office:value-type="float" office:value="14.94" calcext:value-type="float">
            <text:p>1.49E+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L7]&amp;[.M7]" office:value-type="string" office:string-value="10000500" calcext:value-type="string">
            <text:p>10000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Q7]-[.Q6])/2+[.Q6]" office:value-type="float" office:value="297.5" calcext:value-type="float">
            <text:p>297.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4216" calcext:value-type="float">
            <text:p>1.4216</text:p>
          </table:table-cell>
          <table:table-cell office:value-type="float" office:value="0.653" calcext:value-type="float">
            <text:p>0.653</text:p>
          </table:table-cell>
          <table:table-cell office:value-type="float" office:value="0.905" calcext:value-type="float">
            <text:p>0.905</text:p>
          </table:table-cell>
          <table:table-cell office:value-type="float" office:value="1.332" calcext:value-type="float">
            <text:p>1.332</text:p>
          </table:table-cell>
          <table:table-cell office:value-type="float" office:value="2.017" calcext:value-type="float">
            <text:p>2.017</text:p>
          </table:table-cell>
          <table:table-cell office:value-type="float" office:value="2.9622" calcext:value-type="float">
            <text:p>2.962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8]&amp;[.B8]; [.O$2:.O$200]; 0)+1))" office:value-type="float" office:value="0.2035" calcext:value-type="float">
            <text:p>2.04E-0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L8]&amp;[.M8]" office:value-type="string" office:string-value="1000050" calcext:value-type="string">
            <text:p>100005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Q8]-[.Q7])/2+[.Q7]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5506" calcext:value-type="float">
            <text:p>1.5506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9846" calcext:value-type="float">
            <text:p>0.9846</text:p>
          </table:table-cell>
          <table:table-cell office:value-type="float" office:value="1.4492" calcext:value-type="float">
            <text:p>1.4492</text:p>
          </table:table-cell>
          <table:table-cell office:value-type="float" office:value="2.1829" calcext:value-type="float">
            <text:p>2.1829</text:p>
          </table:table-cell>
          <table:table-cell office:value-type="float" office:value="3.1645" calcext:value-type="float">
            <text:p>3.164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9]&amp;[.B9]; [.O$2:.O$200]; 0)+1))" office:value-type="float" office:value="0.2035" calcext:value-type="float">
            <text:p>2.04E-00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L9]&amp;[.M9]" office:value-type="string" office:string-value="10001000" calcext:value-type="string">
            <text:p>10001000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([.Q9]-[.Q8])/2+[.Q8]" office:value-type="float" office:value="747.5" calcext:value-type="float">
            <text:p>747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5881" calcext:value-type="float">
            <text:p>1.58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751" calcext:value-type="float">
            <text:p>3.475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0]&amp;[.B10]; [.O$2:.O$200]; 0)+1))" office:value-type="float" office:value="0.4798" calcext:value-type="float">
            <text:p>4.80E-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L10]&amp;[.M10]" office:value-type="string" office:string-value="1000100" calcext:value-type="string">
            <text:p>10001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([.Q10]-[.Q9])/2+[.Q9]" office:value-type="float" office:value="997.5" calcext:value-type="float">
            <text:p>997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7074" calcext:value-type="float">
            <text:p>1.7074</text:p>
          </table:table-cell>
          <table:table-cell office:value-type="float" office:value="0.7837" calcext:value-type="float">
            <text:p>0.7837</text:p>
          </table:table-cell>
          <table:table-cell office:value-type="float" office:value="1.0814" calcext:value-type="float">
            <text:p>1.0814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888" calcext:value-type="float">
            <text:p>2.3888</text:p>
          </table:table-cell>
          <table:table-cell office:value-type="float" office:value="3.4631" calcext:value-type="float">
            <text:p>3.463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1]&amp;[.B11]; [.O$2:.O$200]; 0)+1))" office:value-type="float" office:value="0.4798" calcext:value-type="float">
            <text:p>4.80E-0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L11]&amp;[.M11]" office:value-type="string" office:string-value="100010" calcext:value-type="string">
            <text:p>100010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([.Q11]-[.Q10])/2+[.Q10]" office:value-type="float" office:value="1497.5" calcext:value-type="float">
            <text:p>149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0409" calcext:value-type="float">
            <text:p>2.0409</text:p>
          </table:table-cell>
          <table:table-cell office:value-type="float" office:value="0.9304" calcext:value-type="float">
            <text:p>0.9304</text:p>
          </table:table-cell>
          <table:table-cell office:value-type="float" office:value="1.2838" calcext:value-type="float">
            <text:p>1.2838</text:p>
          </table:table-cell>
          <table:table-cell office:value-type="float" office:value="1.8828" calcext:value-type="float">
            <text:p>1.8828</text:p>
          </table:table-cell>
          <table:table-cell office:value-type="float" office:value="2.8359" calcext:value-type="float">
            <text:p>2.8359</text:p>
          </table:table-cell>
          <table:table-cell office:value-type="float" office:value="4.1565" calcext:value-type="float">
            <text:p>4.156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2]&amp;[.B12]; [.O$2:.O$200]; 0)+1))" office:value-type="float" office:value="3.481" calcext:value-type="float">
            <text:p>3.48E+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L12]&amp;[.M12]" office:value-type="string" office:string-value="1000150" calcext:value-type="string">
            <text:p>10001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[.Q12]-[.Q11])/2+[.Q11]" office:value-type="float" office:value="1997.5" calcext:value-type="float">
            <text:p>199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5448" calcext:value-type="float">
            <text:p>2.5448</text:p>
          </table:table-cell>
          <table:table-cell office:value-type="float" office:value="1.1634" calcext:value-type="float">
            <text:p>1.1634</text:p>
          </table:table-cell>
          <table:table-cell office:value-type="float" office:value="1.6031" calcext:value-type="float">
            <text:p>1.6031</text:p>
          </table:table-cell>
          <table:table-cell office:value-type="float" office:value="2.3359" calcext:value-type="float">
            <text:p>2.3359</text:p>
          </table:table-cell>
          <table:table-cell office:value-type="float" office:value="3.5185" calcext:value-type="float">
            <text:p>3.5185</text:p>
          </table:table-cell>
          <table:table-cell office:value-type="float" office:value="5.1288" calcext:value-type="float">
            <text:p>5.128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3]&amp;[.B13]; [.O$2:.O$200]; 0)+1))" office:value-type="float" office:value="3.481" calcext:value-type="float">
            <text:p>3.48E+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L13]&amp;[.M13]" office:value-type="string" office:string-value="10001" calcext:value-type="string">
            <text:p>1000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([.Q13]-[.Q12])/2+[.Q12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1126" calcext:value-type="float">
            <text:p>2.1126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66" calcext:value-type="float">
            <text:p>1.9766</text:p>
          </table:table-cell>
          <table:table-cell office:value-type="float" office:value="2.9614" calcext:value-type="float">
            <text:p>2.9614</text:p>
          </table:table-cell>
          <table:table-cell office:value-type="float" office:value="4.3073" calcext:value-type="float">
            <text:p>4.3073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4]&amp;[.B14]; [.O$2:.O$200]; 0)+1))" office:value-type="float" office:value="3.523" calcext:value-type="float">
            <text:p>3.52E+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L14]&amp;[.M14]" office:value-type="string" office:string-value="100050" calcext:value-type="string">
            <text:p>10005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([.Q14]-[.Q13])/2+[.Q13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.3447" calcext:value-type="float">
            <text:p>2.3447</text:p>
          </table:table-cell>
          <table:table-cell office:value-type="float" office:value="1.1167" calcext:value-type="float">
            <text:p>1.1167</text:p>
          </table:table-cell>
          <table:table-cell office:value-type="float" office:value="1.5432" calcext:value-type="float">
            <text:p>1.5432</text:p>
          </table:table-cell>
          <table:table-cell office:value-type="float" office:value="2.2422" calcext:value-type="float">
            <text:p>2.2422</text:p>
          </table:table-cell>
          <table:table-cell office:value-type="float" office:value="3.3594" calcext:value-type="float">
            <text:p>3.3594</text:p>
          </table:table-cell>
          <table:table-cell office:value-type="float" office:value="4.8861" calcext:value-type="float">
            <text:p>4.886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5]&amp;[.B15]; [.O$2:.O$200]; 0)+1))" office:value-type="float" office:value="3.523" calcext:value-type="float">
            <text:p>3.52E+0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L15]&amp;[.M15]" office:value-type="string" office:string-value="100100" calcext:value-type="string">
            <text:p>100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0116" calcext:value-type="float">
            <text:p>2.0116</text:p>
          </table:table-cell>
          <table:table-cell office:value-type="float" office:value="0.8625" calcext:value-type="float">
            <text:p>0.8625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7734" calcext:value-type="float">
            <text:p>1.7734</text:p>
          </table:table-cell>
          <table:table-cell office:value-type="float" office:value="2.6712" calcext:value-type="float">
            <text:p>2.6712</text:p>
          </table:table-cell>
          <table:table-cell office:value-type="float" office:value="3.9363" calcext:value-type="float">
            <text:p>3.9363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6]&amp;[.B16]; [.O$2:.O$200]; 0)+1))" office:value-type="float" office:value="2.497" calcext:value-type="float">
            <text:p>2.50E+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L16]&amp;[.M16]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3877" calcext:value-type="float">
            <text:p>2.3877</text:p>
          </table:table-cell>
          <table:table-cell office:value-type="float" office:value="1.1133" calcext:value-type="float">
            <text:p>1.1133</text:p>
          </table:table-cell>
          <table:table-cell office:value-type="float" office:value="1.5264" calcext:value-type="float">
            <text:p>1.5264</text:p>
          </table:table-cell>
          <table:table-cell office:value-type="float" office:value="2.2266" calcext:value-type="float">
            <text:p>2.2266</text:p>
          </table:table-cell>
          <table:table-cell office:value-type="float" office:value="3.3182" calcext:value-type="float">
            <text:p>3.3182</text:p>
          </table:table-cell>
          <table:table-cell office:value-type="float" office:value="4.8152" calcext:value-type="float">
            <text:p>4.815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7]&amp;[.B17]; [.O$2:.O$200]; 0)+1))" office:value-type="float" office:value="2.497" calcext:value-type="float">
            <text:p>2.50E+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L17]&amp;[.M17]" office:value-type="string" office:string-value="1001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1321" calcext:value-type="float">
            <text:p>1.132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6837" calcext:value-type="float">
            <text:p>0.6837</text:p>
          </table:table-cell>
          <table:table-cell office:value-type="float" office:value="1.0273" calcext:value-type="float">
            <text:p>1.0273</text:p>
          </table:table-cell>
          <table:table-cell office:value-type="float" office:value="1.572" calcext:value-type="float">
            <text:p>1.572</text:p>
          </table:table-cell>
          <table:table-cell office:value-type="float" office:value="2.3298" calcext:value-type="float">
            <text:p>2.329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18]&amp;[.B18]; [.O$2:.O$200]; 0)+1))" office:value-type="float" office:value="0.09338" calcext:value-type="float">
            <text:p>9.34E-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L18]&amp;[.M18]" office:value-type="string" office:string-value="101000" calcext:value-type="string">
            <text:p>10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.2432" calcext:value-type="float">
            <text:p>1.2432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4971" calcext:value-type="float">
            <text:p>2.497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19]&amp;[.B19]; [.O$2:.O$200]; 0)+1))" office:value-type="float" office:value="0.09338" calcext:value-type="float">
            <text:p>9.34E-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L19]&amp;[.M19]" office:value-type="string" office:string-value="101" calcext:value-type="string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1.185" calcext:value-type="float">
            <text:p>1.18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7748" calcext:value-type="float">
            <text:p>0.7748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502" calcext:value-type="float">
            <text:p>2.550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0]&amp;[.B20]; [.O$2:.O$200]; 0)+1))" office:value-type="float" office:value="0.1825" calcext:value-type="float">
            <text:p>1.83E-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L20]&amp;[.M20]" office:value-type="string" office:string-value="10500" calcext:value-type="string">
            <text:p>10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6323" calcext:value-type="float">
            <text:p>1.6323</text:p>
          </table:table-cell>
          <table:table-cell office:value-type="float" office:value="0.7449" calcext:value-type="float">
            <text:p>0.7449</text:p>
          </table:table-cell>
          <table:table-cell office:value-type="float" office:value="1.0324" calcext:value-type="float">
            <text:p>1.0324</text:p>
          </table:table-cell>
          <table:table-cell office:value-type="float" office:value="1.5195" calcext:value-type="float">
            <text:p>1.5195</text:p>
          </table:table-cell>
          <table:table-cell office:value-type="float" office:value="2.2888" calcext:value-type="float">
            <text:p>2.2888</text:p>
          </table:table-cell>
          <table:table-cell office:value-type="float" office:value="3.3545" calcext:value-type="float">
            <text:p>3.354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1]&amp;[.B21]; [.O$2:.O$200]; 0)+1))" office:value-type="float" office:value="1.43" calcext:value-type="float">
            <text:p>1.43E+0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L21]&amp;[.M21]" office:value-type="string" office:string-value="195100" calcext:value-type="string">
            <text:p>1951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7498" calcext:value-type="float">
            <text:p>1.7498</text:p>
          </table:table-cell>
          <table:table-cell office:value-type="float" office:value="0.8288" calcext:value-type="float">
            <text:p>0.8288</text:p>
          </table:table-cell>
          <table:table-cell office:value-type="float" office:value="1.1453" calcext:value-type="float">
            <text:p>1.1453</text:p>
          </table:table-cell>
          <table:table-cell office:value-type="float" office:value="1.6641" calcext:value-type="float">
            <text:p>1.6641</text:p>
          </table:table-cell>
          <table:table-cell office:value-type="float" office:value="2.4932" calcext:value-type="float">
            <text:p>2.4932</text:p>
          </table:table-cell>
          <table:table-cell office:value-type="float" office:value="3.6062" calcext:value-type="float">
            <text:p>3.606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2]&amp;[.B22]; [.O$2:.O$200]; 0)+1))" office:value-type="float" office:value="1.43" calcext:value-type="float">
            <text:p>1.43E+00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L22]&amp;[.M22]" office:value-type="string" office:string-value="19951000" calcext:value-type="string">
            <text:p>19951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8942" calcext:value-type="float">
            <text:p>1.8942</text:p>
          </table:table-cell>
          <table:table-cell office:value-type="float" office:value="0.7991" calcext:value-type="float">
            <text:p>0.7991</text:p>
          </table:table-cell>
          <table:table-cell office:value-type="float" office:value="1.1027" calcext:value-type="float">
            <text:p>1.1027</text:p>
          </table:table-cell>
          <table:table-cell office:value-type="float" office:value="1.6172" calcext:value-type="float">
            <text:p>1.6172</text:p>
          </table:table-cell>
          <table:table-cell office:value-type="float" office:value="2.4423" calcext:value-type="float">
            <text:p>2.4423</text:p>
          </table:table-cell>
          <table:table-cell office:value-type="float" office:value="3.5736" calcext:value-type="float">
            <text:p>3.573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3]&amp;[.B23]; [.O$2:.O$200]; 0)+1))" office:value-type="float" office:value="1.431" calcext:value-type="float">
            <text:p>1.43E+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L23]&amp;[.M23]" office:value-type="string" office:string-value="2000100" calcext:value-type="string">
            <text:p>20001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7815" calcext:value-type="float">
            <text:p>1.7815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124" calcext:value-type="float">
            <text:p>1.124</text:p>
          </table:table-cell>
          <table:table-cell office:value-type="float" office:value="1.6484" calcext:value-type="float">
            <text:p>1.6484</text:p>
          </table:table-cell>
          <table:table-cell office:value-type="float" office:value="2.4829" calcext:value-type="float">
            <text:p>2.4829</text:p>
          </table:table-cell>
          <table:table-cell office:value-type="float" office:value="3.5996" calcext:value-type="float">
            <text:p>3.5996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4]&amp;[.B24]; [.O$2:.O$200]; 0)+1))" office:value-type="float" office:value="1.431" calcext:value-type="float">
            <text:p>1.43E+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L24]&amp;[.M24]" office:value-type="string" office:string-value="200010" calcext:value-type="string">
            <text:p>2000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211" calcext:value-type="float">
            <text:p>1.6211</text:p>
          </table:table-cell>
          <table:table-cell office:value-type="float" office:value="0.7586" calcext:value-type="float">
            <text:p>0.7586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5352" calcext:value-type="float">
            <text:p>1.5352</text:p>
          </table:table-cell>
          <table:table-cell office:value-type="float" office:value="2.3001" calcext:value-type="float">
            <text:p>2.3001</text:p>
          </table:table-cell>
          <table:table-cell office:value-type="float" office:value="3.3639" calcext:value-type="float">
            <text:p>3.363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5]&amp;[.B25]; [.O$2:.O$200]; 0)+1))" office:value-type="float" office:value="1.232" calcext:value-type="float">
            <text:p>1.23E+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L25]&amp;[.M25]" office:value-type="string" office:string-value="2000150" calcext:value-type="string">
            <text:p>200015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6488" calcext:value-type="float">
            <text:p>1.6488</text:p>
          </table:table-cell>
          <table:table-cell office:value-type="float" office:value="0.7899" calcext:value-type="float">
            <text:p>0.7899</text:p>
          </table:table-cell>
          <table:table-cell office:value-type="float" office:value="1.0853" calcext:value-type="float">
            <text:p>1.0853</text:p>
          </table:table-cell>
          <table:table-cell office:value-type="float" office:value="1.5859" calcext:value-type="float">
            <text:p>1.5859</text:p>
          </table:table-cell>
          <table:table-cell office:value-type="float" office:value="2.3761" calcext:value-type="float">
            <text:p>2.3761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6]&amp;[.B26]; [.O$2:.O$200]; 0)+1))" office:value-type="float" office:value="1.232" calcext:value-type="float">
            <text:p>1.23E+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L26]&amp;[.M26]" office:value-type="string" office:string-value="20001" calcext:value-type="string">
            <text:p>2000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9722" calcext:value-type="float">
            <text:p>0.9722</text:p>
          </table:table-cell>
          <table:table-cell office:value-type="float" office:value="1.4258" calcext:value-type="float">
            <text:p>1.4258</text:p>
          </table:table-cell>
          <table:table-cell office:value-type="float" office:value="2.1362" calcext:value-type="float">
            <text:p>2.1362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7]&amp;[.B27]; [.O$2:.O$200]; 0)+1))" office:value-type="float" office:value="0.7101" calcext:value-type="float">
            <text:p>7.10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L27]&amp;[.M27]" office:value-type="string" office:string-value="2000500" calcext:value-type="string">
            <text:p>20005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7682" calcext:value-type="float">
            <text:p>0.7682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7422" calcext:value-type="float">
            <text:p>1.7422</text:p>
          </table:table-cell>
          <table:table-cell office:value-type="float" office:value="2.5773" calcext:value-type="float">
            <text:p>2.5773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28]&amp;[.B28]; [.O$2:.O$200]; 0)+1))" office:value-type="float" office:value="0.4072" calcext:value-type="float">
            <text:p>4.07E-0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L28]&amp;[.M28]" office:value-type="string" office:string-value="200050" calcext:value-type="string">
            <text:p>2000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158" calcext:value-type="float">
            <text:p>1.2158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7695" calcext:value-type="float">
            <text:p>0.7695</text:p>
          </table:table-cell>
          <table:table-cell office:value-type="float" office:value="1.1367" calcext:value-type="float">
            <text:p>1.1367</text:p>
          </table:table-cell>
          <table:table-cell office:value-type="float" office:value="1.7212" calcext:value-type="float">
            <text:p>1.7212</text:p>
          </table:table-cell>
          <table:table-cell office:value-type="float" office:value="2.5279" calcext:value-type="float">
            <text:p>2.5279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29]&amp;[.B29]; [.O$2:.O$200]; 0)+1))" office:value-type="float" office:value="0.4072" calcext:value-type="float">
            <text:p>4.07E-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L29]&amp;[.M29]" office:value-type="string" office:string-value="20010" calcext:value-type="string">
            <text:p>200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3355" calcext:value-type="float">
            <text:p>1.33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8036" calcext:value-type="float">
            <text:p>0.8036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135" calcext:value-type="float">
            <text:p>1.8135</text:p>
          </table:table-cell>
          <table:table-cell office:value-type="float" office:value="2.6546" calcext:value-type="float">
            <text:p>2.654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0]&amp;[.B30]; [.O$2:.O$200]; 0)+1))" office:value-type="float" office:value="0.404" calcext:value-type="float">
            <text:p>4.04E-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L30]&amp;[.M30]" office:value-type="string" office:string-value="200150" calcext:value-type="string">
            <text:p>2001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8065" calcext:value-type="float">
            <text:p>0.8065</text:p>
          </table:table-cell>
          <table:table-cell office:value-type="float" office:value="1.1914" calcext:value-type="float">
            <text:p>1.1914</text:p>
          </table:table-cell>
          <table:table-cell office:value-type="float" office:value="1.804" calcext:value-type="float">
            <text:p>1.804</text:p>
          </table:table-cell>
          <table:table-cell office:value-type="float" office:value="2.6353" calcext:value-type="float">
            <text:p>2.6353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1]&amp;[.B31]; [.O$2:.O$200]; 0)+1))" office:value-type="float" office:value="0.404" calcext:value-type="float">
            <text:p>4.04E-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L31]&amp;[.M31]" office:value-type="string" office:string-value="2001" calcext:value-type="string">
            <text:p>20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.1724" calcext:value-type="float">
            <text:p>1.172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823" calcext:value-type="float">
            <text:p>0.823</text:p>
          </table:table-cell>
          <table:table-cell office:value-type="float" office:value="1.207" calcext:value-type="float">
            <text:p>1.207</text:p>
          </table:table-cell>
          <table:table-cell office:value-type="float" office:value="1.8181" calcext:value-type="float">
            <text:p>1.8181</text:p>
          </table:table-cell>
          <table:table-cell office:value-type="float" office:value="2.6646" calcext:value-type="float">
            <text:p>2.664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2]&amp;[.B32]; [.O$2:.O$200]; 0)+1))" office:value-type="float" office:value="0.3826" calcext:value-type="float">
            <text:p>3.83E-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L32]&amp;[.M32]" office:value-type="string" office:string-value="20050" calcext:value-type="string">
            <text:p>200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0914" calcext:value-type="float">
            <text:p>1.0914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6731" calcext:value-type="float">
            <text:p>0.6731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5361" calcext:value-type="float">
            <text:p>1.5361</text:p>
          </table:table-cell>
          <table:table-cell office:value-type="float" office:value="2.2767" calcext:value-type="float">
            <text:p>2.276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3]&amp;[.B33]; [.O$2:.O$200]; 0)+1))" office:value-type="float" office:value="0.3029" calcext:value-type="float">
            <text:p>3.03E-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L33]&amp;[.M33]" office:value-type="string" office:string-value="201" calcext:value-type="string">
            <text:p>2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.2184" calcext:value-type="float">
            <text:p>1.21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42" calcext:value-type="float">
            <text:p>0.7642</text:p>
          </table:table-cell>
          <table:table-cell office:value-type="float" office:value="1.1289" calcext:value-type="float">
            <text:p>1.1289</text:p>
          </table:table-cell>
          <table:table-cell office:value-type="float" office:value="1.7094" calcext:value-type="float">
            <text:p>1.7094</text:p>
          </table:table-cell>
          <table:table-cell office:value-type="float" office:value="2.5105" calcext:value-type="float">
            <text:p>2.510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4]&amp;[.B34]; [.O$2:.O$200]; 0)+1))" office:value-type="float" office:value="0.3029" calcext:value-type="float">
            <text:p>3.03E-00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L34]&amp;[.M34]" office:value-type="string" office:string-value="295150" calcext:value-type="string">
            <text:p>29515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9805" calcext:value-type="float">
            <text:p>0.9805</text:p>
          </table:table-cell>
          <table:table-cell office:value-type="float" office:value="1.4924" calcext:value-type="float">
            <text:p>1.4924</text:p>
          </table:table-cell>
          <table:table-cell office:value-type="float" office:value="2.2079" calcext:value-type="float">
            <text:p>2.207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5]&amp;[.B35]; [.O$2:.O$200]; 0)+1))" office:value-type="float" office:value="0.2201" calcext:value-type="float">
            <text:p>2.20E-0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L35]&amp;[.M35]" office:value-type="string" office:string-value="300100" calcext:value-type="string">
            <text:p>3001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982" calcext:value-type="float">
            <text:p>0.6982</text:p>
          </table:table-cell>
          <table:table-cell office:value-type="float" office:value="1.0352" calcext:value-type="float">
            <text:p>1.0352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3187" calcext:value-type="float">
            <text:p>2.318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6]&amp;[.B36]; [.O$2:.O$200]; 0)+1))" office:value-type="float" office:value="0.2201" calcext:value-type="float">
            <text:p>2.20E-0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L36]&amp;[.M36]" office:value-type="string" office:string-value="30010" calcext:value-type="string">
            <text:p>3001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6582" calcext:value-type="float">
            <text:p>0.6582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6082" calcext:value-type="float">
            <text:p>1.608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7]&amp;[.B37]; [.O$2:.O$200]; 0)+1))" office:value-type="float" office:value="0.001424" calcext:value-type="float">
            <text:p>1.42E-0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L37]&amp;[.M37]" office:value-type="string" office:string-value="3001" calcext:value-type="string">
            <text:p>30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934" calcext:value-type="float">
            <text:p>0.6934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6567" calcext:value-type="float">
            <text:p>1.656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38]&amp;[.B38]; [.O$2:.O$200]; 0)+1))" office:value-type="float" office:value="0.001424" calcext:value-type="float">
            <text:p>1.42E-0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L38]&amp;[.M38]" office:value-type="string" office:string-value="30050" calcext:value-type="string">
            <text:p>30050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9082" calcext:value-type="float">
            <text:p>0.9082</text:p>
          </table:table-cell>
          <table:table-cell office:value-type="float" office:value="1.3887" calcext:value-type="float">
            <text:p>1.388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39]&amp;[.B39]; [.O$2:.O$200]; 0)+1))" office:value-type="float" office:value="0.003961" calcext:value-type="float">
            <text:p>3.96E-00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L39]&amp;[.M39]" office:value-type="string" office:string-value="500100" calcext:value-type="string">
            <text:p>5001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8398" calcext:value-type="float">
            <text:p>0.8398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9588" calcext:value-type="float">
            <text:p>1.958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0]&amp;[.B40]; [.O$2:.O$200]; 0)+1))" office:value-type="float" office:value="0.05101" calcext:value-type="float">
            <text:p>5.10E-0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L40]&amp;[.M40]" office:value-type="string" office:string-value="50010" calcext:value-type="string">
            <text:p>5001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555" calcext:value-type="float">
            <text:p>0.8555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9803" calcext:value-type="float">
            <text:p>1.9803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1]&amp;[.B41]; [.O$2:.O$200]; 0)+1))" office:value-type="float" office:value="0.05101" calcext:value-type="float">
            <text:p>5.10E-0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L41]&amp;[.M41]" office:value-type="string" office:string-value="500150" calcext:value-type="string">
            <text:p>5001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9106" calcext:value-type="float">
            <text:p>1.910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2]&amp;[.B42]; [.O$2:.O$200]; 0)+1))" office:value-type="float" office:value="0.05125" calcext:value-type="float">
            <text:p>5.13E-0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L42]&amp;[.M42]" office:value-type="string" office:string-value="5001" calcext:value-type="string">
            <text:p>500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8633" calcext:value-type="float">
            <text:p>0.8633</text:p>
          </table:table-cell>
          <table:table-cell office:value-type="float" office:value="1.3347" calcext:value-type="float">
            <text:p>1.3347</text:p>
          </table:table-cell>
          <table:table-cell office:value-type="float" office:value="1.985" calcext:value-type="float">
            <text:p>1.98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3]&amp;[.B43]; [.O$2:.O$200]; 0)+1))" office:value-type="float" office:value="0.05125" calcext:value-type="float">
            <text:p>5.13E-002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L43]&amp;[.M43]" office:value-type="string" office:string-value="500500" calcext:value-type="string">
            <text:p>5005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98" calcext:value-type="float">
            <text:p>0.498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7952" calcext:value-type="float">
            <text:p>1.795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4]&amp;[.B44]; [.O$2:.O$200]; 0)+1))" office:value-type="float" office:value="0.04849" calcext:value-type="float">
            <text:p>4.85E-0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L44]&amp;[.M44]" office:value-type="string" office:string-value="50050" calcext:value-type="string">
            <text:p>500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41" calcext:value-type="float">
            <text:p>0.41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8711" calcext:value-type="float">
            <text:p>0.8711</text:p>
          </table:table-cell>
          <table:table-cell office:value-type="float" office:value="1.3398" calcext:value-type="float">
            <text:p>1.3398</text:p>
          </table:table-cell>
          <table:table-cell office:value-type="float" office:value="1.9892" calcext:value-type="float">
            <text:p>1.989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5]&amp;[.B45]; [.O$2:.O$200]; 0)+1))" office:value-type="float" office:value="0.04849" calcext:value-type="float">
            <text:p>4.85E-0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L45]&amp;[.M45]" office:value-type="string" office:string-value="5010" calcext:value-type="string">
            <text:p>501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26" calcext:value-type="float">
            <text:p>1.226</text:p>
          </table:table-cell>
          <table:table-cell office:value-type="float" office:value="1.8325" calcext:value-type="float">
            <text:p>1.832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6]&amp;[.B46]; [.O$2:.O$200]; 0)+1))" office:value-type="float" office:value="0.04515" calcext:value-type="float">
            <text:p>4.52E-0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L46]&amp;[.M46]" office:value-type="string" office:string-value="501" calcext:value-type="string">
            <text:p>50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2141" calcext:value-type="float">
            <text:p>1.2141</text:p>
          </table:table-cell>
          <table:table-cell office:value-type="float" office:value="1.8221" calcext:value-type="float">
            <text:p>1.822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7]&amp;[.B47]; [.O$2:.O$200]; 0)+1))" office:value-type="float" office:value="0.03968" calcext:value-type="float">
            <text:p>3.97E-00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L47]&amp;[.M47]" office:value-type="string" office:string-value="5050" calcext:value-type="string">
            <text:p>505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1.2445" calcext:value-type="float">
            <text:p>1.2445</text:p>
          </table:table-cell>
          <table:table-cell office:value-type="float" office:value="1.8677" calcext:value-type="float">
            <text:p>1.867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48]&amp;[.B48]; [.O$2:.O$200]; 0)+1))" office:value-type="float" office:value="0.03968" calcext:value-type="float">
            <text:p>3.97E-0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L48]&amp;[.M48]" office:value-type="string" office:string-value="9550" calcext:value-type="string">
            <text:p>95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541" calcext:value-type="float">
            <text:p>0.541</text:p>
          </table:table-cell>
          <table:table-cell office:value-type="float" office:value="0.8817" calcext:value-type="float">
            <text:p>0.8817</text:p>
          </table:table-cell>
          <table:table-cell office:value-type="float" office:value="1.3768" calcext:value-type="float">
            <text:p>1.376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49]&amp;[.B49]; [.O$2:.O$200]; 0)+1))" office:value-type="float" office:value="0.00004769" calcext:value-type="float">
            <text:p>4.77E-0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L49]&amp;[.M49]" office:value-type="string" office:string-value="995500" calcext:value-type="string">
            <text:p>99550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485" calcext:value-type="float">
            <text:p>1.548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0]&amp;[.B50]; [.O$2:.O$200]; 0)+1))" office:value-type="float" office:value="0.00004769" calcext:value-type="float">
            <text:p>4.77E-00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  <table:table-cell table:formula="of:=[.L50]&amp;[.M50]" office:value-type="string" office:string-value="100001000" calcext:value-type="string">
            <text:p>10000100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9336" calcext:value-type="float">
            <text:p>0.9336</text:p>
          </table:table-cell>
          <table:table-cell office:value-type="float" office:value="1.7448" calcext:value-type="float">
            <text:p>1.7448</text:p>
          </table:table-cell>
          <table:table-cell office:value-type="float" office:value="2.8304" calcext:value-type="float">
            <text:p>2.8304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1]&amp;[.B51]; [.O$2:.O$200]; 0)+1))" office:value-type="float" office:value="0.0001447" calcext:value-type="float">
            <text:p>1.45E-0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  <table:table-cell table:formula="of:=[.L51]&amp;[.M51]" office:value-type="string" office:string-value="10000100" calcext:value-type="string">
            <text:p>1000010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9929" calcext:value-type="float">
            <text:p>0.9929</text:p>
          </table:table-cell>
          <table:table-cell office:value-type="float" office:value="1.5348" calcext:value-type="float">
            <text:p>1.5348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2]&amp;[.B52]; [.O$2:.O$200]; 0)+1))" office:value-type="float" office:value="0.0001447" calcext:value-type="float">
            <text:p>1.45E-0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  <table:table-cell table:formula="of:=[.L52]&amp;[.M52]" office:value-type="string" office:string-value="1000010" calcext:value-type="string">
            <text:p>10000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4306" calcext:value-type="float">
            <text:p>1.4306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3]&amp;[.B53]; [.O$2:.O$200]; 0)+1))" office:value-type="float" office:value="0.00391" calcext:value-type="float">
            <text:p>3.91E-00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  <table:table-cell table:formula="of:=[.L53]&amp;[.M53]" office:value-type="string" office:string-value="10000150" calcext:value-type="string">
            <text:p>100001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8127" calcext:value-type="float">
            <text:p>1.8127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4]&amp;[.B54]; [.O$2:.O$200]; 0)+1))" office:value-type="float" office:value="0.003934" calcext:value-type="float">
            <text:p>3.93E-00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  <table:table-cell table:formula="of:=[.L54]&amp;[.M54]" office:value-type="string" office:string-value="100001" calcext:value-type="string">
            <text:p>10000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752" calcext:value-type="float">
            <text:p>0.752</text:p>
          </table:table-cell>
          <table:table-cell office:value-type="float" office:value="1.1926" calcext:value-type="float">
            <text:p>1.1926</text:p>
          </table:table-cell>
          <table:table-cell office:value-type="float" office:value="1.8165" calcext:value-type="float">
            <text:p>1.8165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5]&amp;[.B55]; [.O$2:.O$200]; 0)+1))" office:value-type="float" office:value="0.003934" calcext:value-type="float">
            <text:p>3.93E-00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  <table:table-cell table:formula="of:=[.L55]&amp;[.M55]" office:value-type="string" office:string-value="10000500" calcext:value-type="string">
            <text:p>100005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" calcext:value-type="float">
            <text:p>0.3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9834" calcext:value-type="float">
            <text:p>0.9834</text:p>
          </table:table-cell>
          <table:table-cell office:value-type="float" office:value="1.5201" calcext:value-type="float">
            <text:p>1.520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6]&amp;[.B56]; [.O$2:.O$200]; 0)+1))" office:value-type="float" office:value="0.003797" calcext:value-type="float">
            <text:p>3.80E-00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  <table:table-cell table:formula="of:=[.L56]&amp;[.M56]" office:value-type="string" office:string-value="1000050" calcext:value-type="string">
            <text:p>10000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6602" calcext:value-type="float">
            <text:p>0.6602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7]&amp;[.B57]; [.O$2:.O$200]; 0)+1))" office:value-type="float" office:value="0.003601" calcext:value-type="float">
            <text:p>3.60E-00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  <table:table-cell table:formula="of:=[.L57]&amp;[.M57]" office:value-type="string" office:string-value="10001000" calcext:value-type="string">
            <text:p>1000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1622" calcext:value-type="float">
            <text:p>1.1622</text:p>
          </table:table-cell>
          <table:table-cell office:value-type="float" office:value="1.7661" calcext:value-type="float">
            <text:p>1.766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58]&amp;[.B58]; [.O$2:.O$200]; 0)+1))" office:value-type="float" office:value="0.003446" calcext:value-type="float">
            <text:p>3.45E-0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  <table:table-cell table:formula="of:=[.L58]&amp;[.M58]" office:value-type="string" office:string-value="1000100" calcext:value-type="string">
            <text:p>10001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59]&amp;[.B59]; [.O$2:.O$200]; 0)+1))" office:value-type="float" office:value="0.003446" calcext:value-type="float">
            <text:p>3.45E-0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  <table:table-cell table:formula="of:=[.L59]&amp;[.M59]" office:value-type="string" office:string-value="100010" calcext:value-type="string">
            <text:p>1000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7051" calcext:value-type="float">
            <text:p>0.7051</text:p>
          </table:table-cell>
          <table:table-cell office:value-type="float" office:value="1.1182" calcext:value-type="float">
            <text:p>1.1182</text:p>
          </table:table-cell>
          <table:table-cell office:value-type="float" office:value="1.7193" calcext:value-type="float">
            <text:p>1.7193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0]&amp;[.B60]; [.O$2:.O$200]; 0)+1))" office:value-type="float" office:value="0.001693" calcext:value-type="float">
            <text:p>1.69E-0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  <table:table-cell table:formula="of:=[.L60]&amp;[.M60]" office:value-type="string" office:string-value="1000150" calcext:value-type="string">
            <text:p>100015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1]&amp;[.B61]; [.O$2:.O$200]; 0)+1))" office:value-type="float" office:value="0.001693" calcext:value-type="float">
            <text:p>1.69E-0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  <table:table-cell table:formula="of:=[.L61]&amp;[.M61]" office:value-type="string" office:string-value="10001" calcext:value-type="string">
            <text:p>10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7441" calcext:value-type="float">
            <text:p>0.7441</text:p>
          </table:table-cell>
          <table:table-cell office:value-type="float" office:value="1.1742" calcext:value-type="float">
            <text:p>1.1742</text:p>
          </table:table-cell>
          <table:table-cell office:value-type="float" office:value="1.7781" calcext:value-type="float">
            <text:p>1.778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2]&amp;[.B62]; [.O$2:.O$200]; 0)+1))" office:value-type="float" office:value="0.000003231" calcext:value-type="float">
            <text:p>3.23E-0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  <table:table-cell table:formula="of:=[.L62]&amp;[.M62]" office:value-type="string" office:string-value="100050" calcext:value-type="string">
            <text:p>10005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12" calcext:value-type="float">
            <text:p>1.2112</text:p>
          </table:table-cell>
          <table:table-cell office:value-type="float" office:value="1.8407" calcext:value-type="float">
            <text:p>1.840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3]&amp;[.B63]; [.O$2:.O$200]; 0)+1))" office:value-type="float" office:value="0.000003231" calcext:value-type="float">
            <text:p>3.23E-006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  <table:table-cell table:formula="of:=[.L63]&amp;[.M63]" office:value-type="string" office:string-value="100100" calcext:value-type="string">
            <text:p>100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1554" calcext:value-type="float">
            <text:p>1.155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4]&amp;[.B64]; [.O$2:.O$200]; 0)+1))" office:value-type="float" office:value="0.000003219" calcext:value-type="float">
            <text:p>3.22E-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  <table:table-cell table:formula="of:=[.L64]&amp;[.M64]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793" calcext:value-type="float">
            <text:p>0.793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8947" calcext:value-type="float">
            <text:p>1.894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5]&amp;[.B65]; [.O$2:.O$200]; 0)+1))" office:value-type="float" office:value="0.000003219" calcext:value-type="float">
            <text:p>3.22E-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table:formula="of:=[.L65]&amp;[.M65]" office:value-type="string" office:string-value="1001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709" calcext:value-type="float">
            <text:p>0.709</text:p>
          </table:table-cell>
          <table:table-cell office:value-type="float" office:value="1.1329" calcext:value-type="float">
            <text:p>1.1329</text:p>
          </table:table-cell>
          <table:table-cell office:value-type="float" office:value="1.7483" calcext:value-type="float">
            <text:p>1.7483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6]&amp;[.B66]; [.O$2:.O$200]; 0)+1))" office:value-type="float" office:value="0.000002991" calcext:value-type="float">
            <text:p>2.99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  <table:table-cell table:formula="of:=[.L66]&amp;[.M66]" office:value-type="string" office:string-value="101000" calcext:value-type="string">
            <text:p>101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7559" calcext:value-type="float">
            <text:p>0.7559</text:p>
          </table:table-cell>
          <table:table-cell office:value-type="float" office:value="1.1927" calcext:value-type="float">
            <text:p>1.1927</text:p>
          </table:table-cell>
          <table:table-cell office:value-type="float" office:value="1.8061" calcext:value-type="float">
            <text:p>1.806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7]&amp;[.B67]; [.O$2:.O$200]; 0)+1))" office:value-type="float" office:value="0.000002991" calcext:value-type="float">
            <text:p>2.99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  <table:table-cell table:formula="of:=[.L67]&amp;[.M67]" office:value-type="string" office:string-value="101" calcext:value-type="string">
            <text:p>1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85" calcext:value-type="float">
            <text:p>0.4185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5892" calcext:value-type="float">
            <text:p>1.5892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68]&amp;[.B68]; [.O$2:.O$200]; 0)+1))" office:value-type="float" office:value="0.000002775" calcext:value-type="float">
            <text:p>2.78E-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  <table:table-cell table:formula="of:=[.L68]&amp;[.M68]" office:value-type="string" office:string-value="10500" calcext:value-type="string">
            <text:p>105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7715" calcext:value-type="float">
            <text:p>0.7715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8434" calcext:value-type="float">
            <text:p>1.8434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69]&amp;[.B69]; [.O$2:.O$200]; 0)+1))" office:value-type="float" office:value="0.000002775" calcext:value-type="float">
            <text:p>2.78E-00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  <table:table-cell table:formula="of:=[.L69]&amp;[.M69]" office:value-type="string" office:string-value="195100" calcext:value-type="string">
            <text:p>195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0872" calcext:value-type="float">
            <text:p>1.0872</text:p>
          </table:table-cell>
          <table:table-cell office:value-type="float" office:value="1.6561" calcext:value-type="float">
            <text:p>1.6561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0]&amp;[.B70]; [.O$2:.O$200]; 0)+1))" office:value-type="float" office:value="0.0000026" calcext:value-type="float">
            <text:p>2.60E-006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  <table:table-cell table:formula="of:=[.L70]&amp;[.M70]" office:value-type="string" office:string-value="19951000" calcext:value-type="string">
            <text:p>19951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7305" calcext:value-type="float">
            <text:p>0.7305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7621" calcext:value-type="float">
            <text:p>1.762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1]&amp;[.B71]; [.O$2:.O$200]; 0)+1))" office:value-type="float" office:value="0.0000026" calcext:value-type="float">
            <text:p>2.60E-0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  <table:table-cell table:formula="of:=[.L71]&amp;[.M71]" office:value-type="string" office:string-value="2000100" calcext:value-type="string">
            <text:p>20001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6867" calcext:value-type="float">
            <text:p>0.686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9677" calcext:value-type="float">
            <text:p>0.9677</text:p>
          </table:table-cell>
          <table:table-cell office:value-type="float" office:value="1.4958" calcext:value-type="float">
            <text:p>1.495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2]&amp;[.B72]; [.O$2:.O$200]; 0)+1))" office:value-type="float" office:value="0.00000108" calcext:value-type="float">
            <text:p>1.08E-0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  <table:table-cell table:formula="of:=[.L72]&amp;[.M72]" office:value-type="string" office:string-value="200010" calcext:value-type="string">
            <text:p>20001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6777" calcext:value-type="float">
            <text:p>0.6777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6907" calcext:value-type="float">
            <text:p>1.6907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3]&amp;[.B73]; [.O$2:.O$200]; 0)+1))" office:value-type="float" office:value="0.00000108" calcext:value-type="float">
            <text:p>1.08E-0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  <table:table-cell table:formula="of:=[.L73]&amp;[.M73]" office:value-type="string" office:string-value="2000150" calcext:value-type="string">
            <text:p>200015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623" calcext:value-type="float">
            <text:p>0.623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9097" calcext:value-type="float">
            <text:p>0.9097</text:p>
          </table:table-cell>
          <table:table-cell office:value-type="float" office:value="1.4338" calcext:value-type="float">
            <text:p>1.4338</text:p>
          </table:table-cell>
          <table:table-cell office:value-type="float" office:value="0" calcext:value-type="float">
            <text:p>0</text:p>
          </table:table-cell>
          <table:table-cell table:formula="of:=INDIRECT(&quot;N&quot;&amp;(MATCH([.A74]&amp;[.B74]; [.O$2:.O$200]; 0)+1))" office:value-type="float" office:value="0.0000002709" calcext:value-type="float">
            <text:p>2.71E-00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  <table:table-cell table:formula="of:=[.L74]&amp;[.M74]" office:value-type="string" office:string-value="20001" calcext:value-type="string">
            <text:p>2000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99" calcext:value-type="float">
            <text:p>0.99</text:p>
          </table:table-cell>
          <table:table-cell office:value-type="float" office:value="1.5591" calcext:value-type="float">
            <text:p>1.5591</text:p>
          </table:table-cell>
          <table:table-cell office:value-type="float" office:value="1" calcext:value-type="float">
            <text:p>1</text:p>
          </table:table-cell>
          <table:table-cell table:formula="of:=INDIRECT(&quot;N&quot;&amp;(MATCH([.A75]&amp;[.B75]; [.O$2:.O$200]; 0)+1))" office:value-type="float" office:value="0.0000002709" calcext:value-type="float">
            <text:p>2.71E-00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  <table:table-cell table:formula="of:=[.L75]&amp;[.M75]" office:value-type="string" office:string-value="2000500" calcext:value-type="string">
            <text:p>2000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  <table:table-cell table:formula="of:=[.L76]&amp;[.M76]" office:value-type="string" office:string-value="200050" calcext:value-type="string">
            <text:p>20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  <table:table-cell table:formula="of:=[.L77]&amp;[.M77]" office:value-type="string" office:string-value="20010" calcext:value-type="string">
            <text:p>2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  <table:table-cell table:formula="of:=[.L78]&amp;[.M78]" office:value-type="string" office:string-value="200150" calcext:value-type="string">
            <text:p>200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  <table:table-cell table:formula="of:=[.L79]&amp;[.M79]" office:value-type="string" office:string-value="2001" calcext:value-type="string">
            <text:p>2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table:formula="of:=[.L80]&amp;[.M80]" office:value-type="string" office:string-value="20050" calcext:value-type="string">
            <text:p>2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  <table:table-cell table:formula="of:=[.L81]&amp;[.M81]" office:value-type="string" office:string-value="201" calcext:value-type="string">
            <text:p>2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  <table:table-cell table:formula="of:=[.L82]&amp;[.M82]" office:value-type="string" office:string-value="295150" calcext:value-type="string">
            <text:p>295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L83]&amp;[.M83]" office:value-type="string" office:string-value="3001" calcext:value-type="string">
            <text:p>3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  <table:table-cell table:formula="of:=[.L84]&amp;[.M84]" office:value-type="string" office:string-value="300100" calcext:value-type="string">
            <text:p>3001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  <table:table-cell table:formula="of:=[.L85]&amp;[.M85]" office:value-type="string" office:string-value="30010" calcext:value-type="string">
            <text:p>3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  <table:table-cell table:formula="of:=[.L86]&amp;[.M86]" office:value-type="string" office:string-value="30050" calcext:value-type="string">
            <text:p>3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  <table:table-cell table:formula="of:=[.L87]&amp;[.M87]" office:value-type="string" office:string-value="500100" calcext:value-type="string">
            <text:p>5001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  <table:table-cell table:formula="of:=[.L88]&amp;[.M88]" office:value-type="string" office:string-value="50010" calcext:value-type="string">
            <text:p>50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  <table:table-cell table:formula="of:=[.L89]&amp;[.M89]" office:value-type="string" office:string-value="500150" calcext:value-type="string">
            <text:p>5001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  <table:table-cell table:formula="of:=[.L90]&amp;[.M90]" office:value-type="string" office:string-value="5001" calcext:value-type="string">
            <text:p>50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  <table:table-cell table:formula="of:=[.L91]&amp;[.M91]" office:value-type="string" office:string-value="500500" calcext:value-type="string">
            <text:p>500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  <table:table-cell table:formula="of:=[.L92]&amp;[.M92]" office:value-type="string" office:string-value="50050" calcext:value-type="string">
            <text:p>50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  <table:table-cell table:formula="of:=[.L93]&amp;[.M93]" office:value-type="string" office:string-value="5010" calcext:value-type="string">
            <text:p>501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  <table:table-cell table:formula="of:=[.L94]&amp;[.M94]" office:value-type="string" office:string-value="501" calcext:value-type="string">
            <text:p>50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  <table:table-cell table:formula="of:=[.L95]&amp;[.M95]" office:value-type="string" office:string-value="5050" calcext:value-type="string">
            <text:p>50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  <table:table-cell table:formula="of:=[.L96]&amp;[.M96]" office:value-type="string" office:string-value="9550" calcext:value-type="string">
            <text:p>95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  <table:table-cell table:formula="of:=[.L97]&amp;[.M97]" office:value-type="string" office:string-value="995500" calcext:value-type="string">
            <text:p>9955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98]&amp;[.M98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99]&amp;[.M99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0]&amp;[.M100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1]&amp;[.M101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2]&amp;[.M102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3]&amp;[.M103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4]&amp;[.M104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5]&amp;[.M105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6]&amp;[.M106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7]&amp;[.M107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8]&amp;[.M108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09]&amp;[.M109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10]&amp;[.M110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11]&amp;[.M111]">
            <text:p/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formula="of:=[.L112]&amp;[.M112]">
            <text:p/>
          </table:table-cell>
          <table:table-cell table:number-columns-repeated="3"/>
        </table:table-row>
      </table:table>
      <table:table table:name="ADD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352" calcext:value-type="float">
            <text:p>0.352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92" calcext:value-type="float">
            <text:p>0.92</text:p>
          </table:table-cell>
          <table:table-cell office:value-type="float" office:value="1.4414" calcext:value-type="float">
            <text:p>1.44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7006" calcext:value-type="float">
            <text:p>0.7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7107" calcext:value-type="float">
            <text:p>0.7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251" calcext:value-type="float">
            <text:p>0.25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616" calcext:value-type="float">
            <text:p>0.6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6827" calcext:value-type="float">
            <text:p>0.6827</text:p>
          </table:table-cell>
        </table:table-row>
      </table:table>
      <table:table table:name="electroweak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chi</text:p>
          </table:table-cell>
          <table:table-cell office:value-type="string" calcext:value-type="string">
            <text:p>cutoff_scal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-2s</text:p>
          </table:table-cell>
          <table:table-cell office:value-type="string" calcext:value-type="string">
            <text:p>-1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+2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93" calcext:value-type="float">
            <text:p>0.1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1191" calcext:value-type="float">
            <text:p>0.1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26" calcext:value-type="float">
            <text:p>0.1226</text:p>
          </table:table-cell>
        </table:table-row>
      </table:table>
      <table:table table:name="BSM ZH" table:style-name="ta1">
        <table:table-column table:style-name="co3" table:number-columns-repeated="7" table:default-cell-style-name="Default"/>
        <table:table-column table:style-name="co3" table:default-cell-style-name="ce8"/>
        <table:table-column table:style-name="co3" table:number-columns-repeated="1016" table:default-cell-style-name="Default"/>
        <table:table-row table:style-name="ro2">
          <table:table-cell table:style-name="ce4" office:value-type="string" calcext:value-type="string">
            <text:p>Mphi</text:p>
          </table:table-cell>
          <table:table-cell table:style-name="ce4" office:value-type="string" calcext:value-type="string">
            <text:p>obs</text:p>
          </table:table-cell>
          <table:table-cell table:style-name="ce4" office:value-type="string" calcext:value-type="string">
            <text:p>-2s</text:p>
          </table:table-cell>
          <table:table-cell table:style-name="ce4" office:value-type="string" calcext:value-type="string">
            <text:p>-1s</text:p>
          </table:table-cell>
          <table:table-cell table:style-name="ce4" office:value-type="string" calcext:value-type="string">
            <text:p>median</text:p>
          </table:table-cell>
          <table:table-cell table:style-name="ce4" office:value-type="string" calcext:value-type="string">
            <text:p>+1s</text:p>
          </table:table-cell>
          <table:table-cell table:style-name="ce4" office:value-type="string" calcext:value-type="string">
            <text:p>+2s</text:p>
          </table:table-cell>
          <table:table-cell table:style-name="ce6" office:value-type="string" calcext:value-type="string">
            <text:p>theory</text:p>
          </table:table-cell>
          <table:table-cell table:style-name="ce1" office:value-type="string" calcext:value-type="string">
            <text:p>mu</text:p>
          </table:table-cell>
          <table:table-cell table:style-name="ce1" table:number-columns-repeated="2"/>
          <table:table-cell table:style-name="ce9"/>
          <table:table-cell table:style-name="ce11"/>
          <table:table-cell table:style-name="ce13"/>
          <table:table-cell table:style-name="ce15"/>
          <table:table-cell table:style-name="ce1" table:number-columns-repeated="1009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.2586" calcext:value-type="float">
            <text:p>1.2586</text:p>
          </table:table-cell>
          <table:table-cell table:style-name="ce5" office:value-type="float" office:value="0.7105" calcext:value-type="float">
            <text:p>0.7105</text:p>
          </table:table-cell>
          <table:table-cell table:style-name="ce5" office:value-type="float" office:value="0.9788" calcext:value-type="float">
            <text:p>0.9788</text:p>
          </table:table-cell>
          <table:table-cell table:style-name="ce5" office:value-type="float" office:value="1.4492" calcext:value-type="float">
            <text:p>1.4492</text:p>
          </table:table-cell>
          <table:table-cell table:style-name="ce5" office:value-type="float" office:value="2.2133" calcext:value-type="float">
            <text:p>2.2133</text:p>
          </table:table-cell>
          <table:table-cell table:style-name="ce5" office:value-type="float" office:value="3.2591" calcext:value-type="float">
            <text:p>3.2591</text:p>
          </table:table-cell>
          <table:table-cell table:style-name="ce7" office:value-type="float" office:value="1.309" calcext:value-type="float">
            <text:p>1.309</text:p>
          </table:table-cell>
          <table:table-cell table:formula="of:=[.E2]/[.H2]" office:value-type="float" office:value="1.10710466004584" calcext:value-type="float">
            <text:p>1.10710466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.0174" calcext:value-type="float">
            <text:p>1.0174</text:p>
          </table:table-cell>
          <table:table-cell table:style-name="ce5" office:value-type="float" office:value="0.5528" calcext:value-type="float">
            <text:p>0.5528</text:p>
          </table:table-cell>
          <table:table-cell table:style-name="ce5" office:value-type="float" office:value="0.7649" calcext:value-type="float">
            <text:p>0.7649</text:p>
          </table:table-cell>
          <table:table-cell table:style-name="ce5" office:value-type="float" office:value="1.1367" calcext:value-type="float">
            <text:p>1.1367</text:p>
          </table:table-cell>
          <table:table-cell table:style-name="ce5" office:value-type="float" office:value="1.7252" calcext:value-type="float">
            <text:p>1.7252</text:p>
          </table:table-cell>
          <table:table-cell table:style-name="ce5" office:value-type="float" office:value="2.5326" calcext:value-type="float">
            <text:p>2.5326</text:p>
          </table:table-cell>
          <table:table-cell table:style-name="ce7" office:value-type="float" office:value="0.9095" calcext:value-type="float">
            <text:p>0.9095</text:p>
          </table:table-cell>
          <table:table-cell table:formula="of:=[.E3]/[.H3]" office:value-type="float" office:value="1.24980758658604" calcext:value-type="float">
            <text:p>1.2498075866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7197" calcext:value-type="float">
            <text:p>0.7197</text:p>
          </table:table-cell>
          <table:table-cell table:style-name="ce5" office:value-type="float" office:value="0.3932" calcext:value-type="float">
            <text:p>0.3932</text:p>
          </table:table-cell>
          <table:table-cell table:style-name="ce5" office:value-type="float" office:value="0.5458" calcext:value-type="float">
            <text:p>0.5458</text:p>
          </table:table-cell>
          <table:table-cell table:style-name="ce5" office:value-type="float" office:value="0.8086" calcext:value-type="float">
            <text:p>0.8086</text:p>
          </table:table-cell>
          <table:table-cell table:style-name="ce5" office:value-type="float" office:value="1.2426" calcext:value-type="float">
            <text:p>1.2426</text:p>
          </table:table-cell>
          <table:table-cell table:style-name="ce5" office:value-type="float" office:value="1.8232" calcext:value-type="float">
            <text:p>1.8232</text:p>
          </table:table-cell>
          <table:table-cell table:style-name="ce7" office:value-type="float" office:value="0.5279" calcext:value-type="float">
            <text:p>0.5279</text:p>
          </table:table-cell>
          <table:table-cell table:formula="of:=[.E4]/[.H4]" office:value-type="float" office:value="1.53172949422239" calcext:value-type="float">
            <text:p>1.5317294942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0.4647" calcext:value-type="float">
            <text:p>0.4647</text:p>
          </table:table-cell>
          <table:table-cell table:style-name="ce5" office:value-type="float" office:value="0.2326" calcext:value-type="float">
            <text:p>0.2326</text:p>
          </table:table-cell>
          <table:table-cell table:style-name="ce5" office:value-type="float" office:value="0.3269" calcext:value-type="float">
            <text:p>0.3269</text:p>
          </table:table-cell>
          <table:table-cell table:style-name="ce5" office:value-type="float" office:value="0.4922" calcext:value-type="float">
            <text:p>0.4922</text:p>
          </table:table-cell>
          <table:table-cell table:style-name="ce5" office:value-type="float" office:value="0.7657" calcext:value-type="float">
            <text:p>0.7657</text:p>
          </table:table-cell>
          <table:table-cell table:style-name="ce5" office:value-type="float" office:value="1.1517" calcext:value-type="float">
            <text:p>1.1517</text:p>
          </table:table-cell>
          <table:table-cell table:style-name="ce7" office:value-type="float" office:value="0.2054" calcext:value-type="float">
            <text:p>0.2054</text:p>
          </table:table-cell>
          <table:table-cell table:formula="of:=[.E5]/[.H5]" office:value-type="float" office:value="2.39629990262902" calcext:value-type="float">
            <text:p>2.3962999026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0.2743" calcext:value-type="float">
            <text:p>0.2743</text:p>
          </table:table-cell>
          <table:table-cell table:style-name="ce5" office:value-type="float" office:value="0.1299" calcext:value-type="float">
            <text:p>0.1299</text:p>
          </table:table-cell>
          <table:table-cell table:style-name="ce5" office:value-type="float" office:value="0.1847" calcext:value-type="float">
            <text:p>0.1847</text:p>
          </table:table-cell>
          <table:table-cell table:style-name="ce5" office:value-type="float" office:value="0.2842" calcext:value-type="float">
            <text:p>0.2842</text:p>
          </table:table-cell>
          <table:table-cell table:style-name="ce5" office:value-type="float" office:value="0.4529" calcext:value-type="float">
            <text:p>0.4529</text:p>
          </table:table-cell>
          <table:table-cell table:style-name="ce5" office:value-type="float" office:value="0.6876" calcext:value-type="float">
            <text:p>0.6876</text:p>
          </table:table-cell>
          <table:table-cell table:style-name="ce7" office:value-type="float" office:value="0.04132" calcext:value-type="float">
            <text:p>0.04132</text:p>
          </table:table-cell>
          <table:table-cell table:formula="of:=[.E6]/[.H6]" office:value-type="float" office:value="6.87802516940949" calcext:value-type="float">
            <text:p>6.8780251694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0.2662" calcext:value-type="float">
            <text:p>0.2662</text:p>
          </table:table-cell>
          <table:table-cell table:style-name="ce5" office:value-type="float" office:value="0.1173" calcext:value-type="float">
            <text:p>0.1173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2646" calcext:value-type="float">
            <text:p>0.2646</text:p>
          </table:table-cell>
          <table:table-cell table:style-name="ce5" office:value-type="float" office:value="0.4293" calcext:value-type="float">
            <text:p>0.4293</text:p>
          </table:table-cell>
          <table:table-cell table:style-name="ce5" office:value-type="float" office:value="0.6632" calcext:value-type="float">
            <text:p>0.6632</text:p>
          </table:table-cell>
          <table:table-cell table:style-name="ce7" office:value-type="float" office:value="0.01273" calcext:value-type="float">
            <text:p>0.01273</text:p>
          </table:table-cell>
          <table:table-cell table:formula="of:=[.E7]/[.H7]" office:value-type="float" office:value="20.7855459544383" calcext:value-type="float">
            <text:p>20.7855459544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3311" calcext:value-type="float">
            <text:p>0.3311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5434" calcext:value-type="float">
            <text:p>0.5434</text:p>
          </table:table-cell>
          <table:table-cell table:style-name="ce5" office:value-type="float" office:value="0.8454" calcext:value-type="float">
            <text:p>0.8454</text:p>
          </table:table-cell>
          <table:table-cell table:style-name="ce7" office:value-type="float" office:value="0.005256" calcext:value-type="float">
            <text:p>0.005256</text:p>
          </table:table-cell>
          <table:table-cell table:formula="of:=[.E8]/[.H8]" office:value-type="float" office:value="63.3561643835617" calcext:value-type="float">
            <text:p>63.3561643836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4258" calcext:value-type="float">
            <text:p>0.4258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2699" calcext:value-type="float">
            <text:p>0.2699</text:p>
          </table:table-cell>
          <table:table-cell table:style-name="ce5" office:value-type="float" office:value="0.4238" calcext:value-type="float">
            <text:p>0.4238</text:p>
          </table:table-cell>
          <table:table-cell table:style-name="ce5" office:value-type="float" office:value="0.6835" calcext:value-type="float">
            <text:p>0.6835</text:p>
          </table:table-cell>
          <table:table-cell table:style-name="ce5" office:value-type="float" office:value="1.06" calcext:value-type="float">
            <text:p>1.06</text:p>
          </table:table-cell>
          <table:table-cell table:style-name="ce7" office:value-type="float" office:value="0.002544" calcext:value-type="float">
            <text:p>0.002544</text:p>
          </table:table-cell>
          <table:table-cell table:formula="of:=[.E9]/[.H9]" office:value-type="float" office:value="166.588050314465" calcext:value-type="float">
            <text:p>166.5880503145</text:p>
          </table:table-cell>
          <table:table-cell table:number-columns-repeated="2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 table:number-rows-repeated="37">
          <table:table-cell table:number-columns-repeated="11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>
          <table:table-cell table:number-columns-repeated="11"/>
          <table:table-cell table:style-name="ce10"/>
          <table:table-cell table:style-name="ce12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ctor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6432" calcext:value-type="float">
            <text:p>6.43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17" calcext:value-type="float">
            <text:p>0.00000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3" calcext:value-type="float">
            <text:p>0.000003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3048" calcext:value-type="float">
            <text:p>0.000003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181" calcext:value-type="float">
            <text:p>0.0000031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839" calcext:value-type="float">
            <text:p>0.000001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3254" calcext:value-type="float">
            <text:p>0.00000325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1993" calcext:value-type="float">
            <text:p>0.0001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4926" calcext:value-type="float">
            <text:p>0.04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4701" calcext:value-type="float">
            <text:p>0.047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4991" calcext:value-type="float">
            <text:p>0.049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729" calcext:value-type="float">
            <text:p>0.047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92" calcext:value-type="float">
            <text:p>0.0005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9" calcext:value-type="float">
            <text:p>0.0005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808" calcext:value-type="float">
            <text:p>0.003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2667" calcext:value-type="float">
            <text:p>0.002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37" calcext:value-type="float">
            <text:p>0.24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6.5" calcext:value-type="float">
            <text:p>33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2" calcext:value-type="float">
            <text:p>0.000017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141" calcext:value-type="float">
            <text:p>0.000061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9" calcext:value-type="float">
            <text:p>0.00006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6176" calcext:value-type="float">
            <text:p>0.00006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006229" calcext:value-type="float">
            <text:p>0.00006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4019" calcext:value-type="float">
            <text:p>0.000040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00006186" calcext:value-type="float">
            <text:p>0.00006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4847" calcext:value-type="float">
            <text:p>0.0048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1307" calcext:value-type="float">
            <text:p>0.01307</text:p>
          </table:table-cell>
        </table:table-row>
      </table:table>
      <table:table table:name="axial theory" table:style-name="ta1">
        <table:table-column table:style-name="co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00002709" calcext:value-type="float">
            <text:p>2.71E-0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0.000002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3219" calcext:value-type="float">
            <text:p>0.000003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0.0000026" calcext:value-type="float">
            <text:p>0.0000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03231" calcext:value-type="float">
            <text:p>0.0000032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108" calcext:value-type="float">
            <text:p>0.000001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.000002991" calcext:value-type="float">
            <text:p>0.00000299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769" calcext:value-type="float">
            <text:p>0.00004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4515" calcext:value-type="float">
            <text:p>0.04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125" calcext:value-type="float">
            <text:p>0.05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0.03968" calcext:value-type="float">
            <text:p>0.03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4849" calcext:value-type="float">
            <text:p>0.048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78.8" calcext:value-type="float">
            <text:p>478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7" calcext:value-type="float">
            <text:p>0.0001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09338" calcext:value-type="float">
            <text:p>0.093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481" calcext:value-type="float">
            <text:p>3.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" calcext:value-type="float">
            <text:p>150</text:p>
          </table:table-cell>
          <table:table-cell office:value-type="float" office:value="0.1825" calcext:value-type="float">
            <text:p>0.1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7101" calcext:value-type="float">
            <text:p>0.7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0.2201" calcext:value-type="float">
            <text:p>0.2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001424" calcext:value-type="float">
            <text:p>0.001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67.6" calcext:value-type="float">
            <text:p>867.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00" calcext:value-type="float">
            <text:p>500</text:p>
          </table:table-cell>
          <table:table-cell office:value-type="float" office:value="0.003961" calcext:value-type="float">
            <text:p>0.003961</text:p>
          </table:table-cell>
        </table:table-row>
      </table:table>
      <table:named-expressions/>
      <table:database-ranges>
        <table:database-range table:name="__Anonymous_Sheet_DB__0" table:target-range-address="vector.A2:vector.I92" table:contains-header="false">
          <table:sort>
            <table:sort-by table:field-number="0" table:data-type="automatic"/>
            <table:sort-by table:field-number="1" table:data-type="automatic"/>
            <table:sort-by table:field-number="8" table:data-type="automatic"/>
          </table:sort>
        </table:database-range>
        <table:database-range table:name="__Anonymous_Sheet_DB__1" table:target-range-address="axial.A2:axial.I7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  <number:text> </number:text>
    </number:number-style>
    <number:number-style style:name="N126">
      <number:number number:decimal-places="4" number:min-integer-digits="1"/>
      <number:text> </number:text>
    </number:number-style>
    <number:number-style style:name="N127P0" style:volatile="true">
      <number:number number:decimal-places="1" number:min-integer-digits="1"/>
      <number:text> </number:text>
    </number:number-style>
    <number:number-style style:name="N127">
      <style:text-properties fo:color="#ff0000"/>
      <number:text>(</number:text>
      <number:number number:decimal-places="1" number:min-integer-digits="1"/>
      <number:text>)</number:text>
      <style:map style:condition="value()&gt;=0" style:apply-style-name="N127P0"/>
    </number:number-style>
    <number:number-style style:name="N128">
      <number:number number:decimal-places="3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5" number:min-integer-digits="1"/>
    </number:number-style>
    <number:number-style style:name="N131">
      <number:text>+</number:text>
      <number:number number:decimal-places="1" number:min-integer-digits="1"/>
    </number:number-style>
    <number:number-style style:name="N132">
      <number:text>-</number:text>
      <number:number number:decimal-places="1" number:min-integer-digits="1"/>
    </number:number-style>
    <number:number-style style:name="N133">
      <number:number number:decimal-places="1" number:min-integer-digits="1"/>
    </number:number-style>
    <number:number-style style:name="N134">
      <number:text>-</number:text>
      <number:number number:decimal-places="2" number:min-integer-digits="1"/>
    </number:number-style>
    <number:number-style style:name="N135">
      <number:text>±</number:text>
      <number:number number:decimal-places="1" number:min-integer-digits="1"/>
    </number:number-style>
    <number:number-style style:name="N136">
      <number:scientific-number number:decimal-places="3" number:min-integer-digits="1" number:min-exponent-digits="2"/>
    </number:number-style>
    <number:number-style style:name="N137">
      <number:text>+</number:text>
      <number:number number:decimal-places="1" number:min-integer-digits="1"/>
      <number:text>.</number:text>
    </number:number-style>
    <number:number-style style:name="N138">
      <number:number number:decimal-places="1" number:min-integer-digits="1"/>
      <number:text>.</number:text>
    </number:number-style>
    <number:number-style style:name="N139">
      <number:text>+</number:text>
      <number:number number:decimal-places="2" number:min-integer-digits="1"/>
    </number:number-style>
    <number:number-style style:name="N140">
      <number:text>±</number:text>
      <number:number number:decimal-places="2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6:45:30.45490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Hsu</meta:initial-creator>
    <meta:creation-date>2016-04-22T14:52:54.967890725</meta:creation-date>
    <dc:date>2016-04-28T18:09:50.160279533</dc:date>
    <dc:creator>Dylan Hsu</dc:creator>
    <meta:editing-duration>PT23H11M10S</meta:editing-duration>
    <meta:editing-cycles>27</meta:editing-cycles>
    <meta:generator>LibreOffice/4.2.8.2$Linux_X86_64 LibreOffice_project/420$Build-2</meta:generator>
    <meta:document-statistic meta:table-count="7" meta:cell-count="3406" meta:object-count="0"/>
  </office:meta>
</office:document-meta>
</file>